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07856" calcext:value-type="float">
            <text:p>97.90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10904" calcext:value-type="float">
            <text:p>97.91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65184" calcext:value-type="float">
            <text:p>97.86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62136" calcext:value-type="float">
            <text:p>97.8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26144" calcext:value-type="float">
            <text:p>97.92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87688" calcext:value-type="float">
            <text:p>98.08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81592" calcext:value-type="float">
            <text:p>98.0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80296" calcext:value-type="float">
            <text:p>98.38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028" calcext:value-type="float">
            <text:p>98.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1804" calcext:value-type="float">
            <text:p>98.6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40672" calcext:value-type="float">
            <text:p>98.34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73616" calcext:value-type="float">
            <text:p>98.27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5228" calcext:value-type="float">
            <text:p>98.25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18752" calcext:value-type="float">
            <text:p>98.21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40088" calcext:value-type="float">
            <text:p>98.24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07728" calcext:value-type="float">
            <text:p>98.40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94952" calcext:value-type="float">
            <text:p>98.29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82176" calcext:value-type="float">
            <text:p>98.18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81592" calcext:value-type="float">
            <text:p>98.0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2368" calcext:value-type="float">
            <text:p>98.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63304" calcext:value-type="float">
            <text:p>98.06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85224" calcext:value-type="float">
            <text:p>98.18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39504" calcext:value-type="float">
            <text:p>98.13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45016" calcext:value-type="float">
            <text:p>98.04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74328" calcext:value-type="float">
            <text:p>97.87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16416" calcext:value-type="float">
            <text:p>97.8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70696" calcext:value-type="float">
            <text:p>97.77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31656" calcext:value-type="float">
            <text:p>97.8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90152" calcext:value-type="float">
            <text:p>97.9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57208" calcext:value-type="float">
            <text:p>98.05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8464" calcext:value-type="float">
            <text:p>98.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33408" calcext:value-type="float">
            <text:p>98.13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96832" calcext:value-type="float">
            <text:p>98.09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53576" calcext:value-type="float">
            <text:p>97.95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73744" calcext:value-type="float">
            <text:p>97.7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88984" calcext:value-type="float">
            <text:p>97.7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48776" calcext:value-type="float">
            <text:p>97.6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11616" calcext:value-type="float">
            <text:p>97.5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7504" calcext:value-type="float">
            <text:p>97.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5124" calcext:value-type="float">
            <text:p>97.5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18296" calcext:value-type="float">
            <text:p>97.6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54288" calcext:value-type="float">
            <text:p>97.5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34832" calcext:value-type="float">
            <text:p>97.3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31784" calcext:value-type="float">
            <text:p>97.33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23224" calcext:value-type="float">
            <text:p>97.4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32952" calcext:value-type="float">
            <text:p>97.5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17712" calcext:value-type="float">
            <text:p>97.5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78088" calcext:value-type="float">
            <text:p>97.4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11616" calcext:value-type="float">
            <text:p>97.5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24392" calcext:value-type="float">
            <text:p>97.6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06104" calcext:value-type="float">
            <text:p>97.6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24976" calcext:value-type="float">
            <text:p>97.72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12784" calcext:value-type="float">
            <text:p>97.71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06688" calcext:value-type="float">
            <text:p>97.70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19464" calcext:value-type="float">
            <text:p>97.81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1032" calcext:value-type="float">
            <text:p>97.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77376" calcext:value-type="float">
            <text:p>97.8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50528" calcext:value-type="float">
            <text:p>97.9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90152" calcext:value-type="float">
            <text:p>97.9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18168" calcext:value-type="float">
            <text:p>98.11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63888" calcext:value-type="float">
            <text:p>98.16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6272" calcext:value-type="float">
            <text:p>97.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46896" calcext:value-type="float">
            <text:p>97.84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10904" calcext:value-type="float">
            <text:p>97.91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17" calcext:value-type="float">
            <text:p>97.9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04808" calcext:value-type="float">
            <text:p>97.90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17712" calcext:value-type="float">
            <text:p>97.5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7504" calcext:value-type="float">
            <text:p>97.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36" calcext:value-type="float">
            <text:p>97.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14664" calcext:value-type="float">
            <text:p>97.5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9028" calcext:value-type="float">
            <text:p>97.4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78088" calcext:value-type="float">
            <text:p>97.4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9028" calcext:value-type="float">
            <text:p>97.4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50656" calcext:value-type="float">
            <text:p>97.4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7504" calcext:value-type="float">
            <text:p>97.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26272" calcext:value-type="float">
            <text:p>97.42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2932" calcext:value-type="float">
            <text:p>97.4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38464" calcext:value-type="float">
            <text:p>97.4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35416" calcext:value-type="float">
            <text:p>97.4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47024" calcext:value-type="float">
            <text:p>97.3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06816" calcext:value-type="float">
            <text:p>97.20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67192" calcext:value-type="float">
            <text:p>97.1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4832" calcext:value-type="float">
            <text:p>97.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81264" calcext:value-type="float">
            <text:p>96.98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53832" calcext:value-type="float">
            <text:p>96.95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50784" calcext:value-type="float">
            <text:p>96.9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89824" calcext:value-type="float">
            <text:p>96.88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09992" calcext:value-type="float">
            <text:p>96.70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64272" calcext:value-type="float">
            <text:p>96.66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05776" calcext:value-type="float">
            <text:p>96.50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89952" calcext:value-type="float">
            <text:p>96.3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19264" calcext:value-type="float">
            <text:p>96.2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12" calcext:value-type="float">
            <text:p>96.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83984" calcext:value-type="float">
            <text:p>95.8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04736" calcext:value-type="float">
            <text:p>95.80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80352" calcext:value-type="float">
            <text:p>95.78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70624" calcext:value-type="float">
            <text:p>95.6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27368" calcext:value-type="float">
            <text:p>95.52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99936" calcext:value-type="float">
            <text:p>95.49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99352" calcext:value-type="float">
            <text:p>95.3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47536" calcext:value-type="float">
            <text:p>95.34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31712" calcext:value-type="float">
            <text:p>95.23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3476" calcext:value-type="float">
            <text:p>95.2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5856" calcext:value-type="float">
            <text:p>95.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61608" calcext:value-type="float">
            <text:p>95.1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61608" calcext:value-type="float">
            <text:p>95.1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46368" calcext:value-type="float">
            <text:p>95.1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49416" calcext:value-type="float">
            <text:p>95.1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61608" calcext:value-type="float">
            <text:p>95.1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5856" calcext:value-type="float">
            <text:p>95.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82944" calcext:value-type="float">
            <text:p>95.18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64656" calcext:value-type="float">
            <text:p>95.1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82944" calcext:value-type="float">
            <text:p>95.18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98184" calcext:value-type="float">
            <text:p>95.19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77432" calcext:value-type="float">
            <text:p>95.27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4144" calcext:value-type="float">
            <text:p>95.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90208" calcext:value-type="float">
            <text:p>95.3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79184" calcext:value-type="float">
            <text:p>95.5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55384" calcext:value-type="float">
            <text:p>95.65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2056" calcext:value-type="float">
            <text:p>95.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0344" calcext:value-type="float">
            <text:p>96.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834" calcext:value-type="float">
            <text:p>95.7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78016" calcext:value-type="float">
            <text:p>95.3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14008" calcext:value-type="float">
            <text:p>95.31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88456" calcext:value-type="float">
            <text:p>95.08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83656" calcext:value-type="float">
            <text:p>94.78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19648" calcext:value-type="float">
            <text:p>94.71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91048" calcext:value-type="float">
            <text:p>94.4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35016" calcext:value-type="float">
            <text:p>94.2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05832" calcext:value-type="float">
            <text:p>93.9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20488" calcext:value-type="float">
            <text:p>93.8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29632" calcext:value-type="float">
            <text:p>93.8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1744" calcext:value-type="float">
            <text:p>93.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1744" calcext:value-type="float">
            <text:p>93.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80864" calcext:value-type="float">
            <text:p>93.7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83912" calcext:value-type="float">
            <text:p>93.7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35728" calcext:value-type="float">
            <text:p>93.8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44872" calcext:value-type="float">
            <text:p>93.8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03368" calcext:value-type="float">
            <text:p>94.0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12512" calcext:value-type="float">
            <text:p>94.0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13096" calcext:value-type="float">
            <text:p>94.1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46624" calcext:value-type="float">
            <text:p>94.1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53304" calcext:value-type="float">
            <text:p>94.2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02072" calcext:value-type="float">
            <text:p>94.3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95392" calcext:value-type="float">
            <text:p>94.1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19776" calcext:value-type="float">
            <text:p>94.2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31968" calcext:value-type="float">
            <text:p>94.2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356" calcext:value-type="float">
            <text:p>94.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83784" calcext:value-type="float">
            <text:p>94.2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47208" calcext:value-type="float">
            <text:p>94.2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53304" calcext:value-type="float">
            <text:p>94.2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71592" calcext:value-type="float">
            <text:p>94.2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33136" calcext:value-type="float">
            <text:p>94.4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66664" calcext:value-type="float">
            <text:p>94.4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52592" calcext:value-type="float">
            <text:p>94.65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76976" calcext:value-type="float">
            <text:p>94.6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59856" calcext:value-type="float">
            <text:p>94.85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39104" calcext:value-type="float">
            <text:p>94.93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93384" calcext:value-type="float">
            <text:p>94.8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37224" calcext:value-type="float">
            <text:p>95.13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17056" calcext:value-type="float">
            <text:p>95.3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15176" calcext:value-type="float">
            <text:p>95.5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68872" calcext:value-type="float">
            <text:p>95.3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42152" calcext:value-type="float">
            <text:p>94.94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90336" calcext:value-type="float">
            <text:p>94.89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33008" calcext:value-type="float">
            <text:p>94.93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87288" calcext:value-type="float">
            <text:p>94.88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80608" calcext:value-type="float">
            <text:p>94.78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7276" calcext:value-type="float">
            <text:p>94.4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60696" calcext:value-type="float">
            <text:p>93.9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7172" calcext:value-type="float">
            <text:p>93.7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38192" calcext:value-type="float">
            <text:p>93.7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32096" calcext:value-type="float">
            <text:p>93.7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57648" calcext:value-type="float">
            <text:p>93.9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60696" calcext:value-type="float">
            <text:p>93.9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88128" calcext:value-type="float">
            <text:p>93.9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94224" calcext:value-type="float">
            <text:p>93.9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57648" calcext:value-type="float">
            <text:p>93.9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66208" calcext:value-type="float">
            <text:p>93.8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44872" calcext:value-type="float">
            <text:p>93.8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60112" calcext:value-type="float">
            <text:p>93.8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66208" calcext:value-type="float">
            <text:p>93.8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02784" calcext:value-type="float">
            <text:p>93.9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27752" calcext:value-type="float">
            <text:p>94.0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0032" calcext:value-type="float">
            <text:p>94.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7652" calcext:value-type="float">
            <text:p>94.0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70424" calcext:value-type="float">
            <text:p>94.0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64912" calcext:value-type="float">
            <text:p>94.1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49672" calcext:value-type="float">
            <text:p>94.1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56936" calcext:value-type="float">
            <text:p>94.3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08752" calcext:value-type="float">
            <text:p>94.4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66664" calcext:value-type="float">
            <text:p>94.4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81904" calcext:value-type="float">
            <text:p>94.4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19064" calcext:value-type="float">
            <text:p>94.6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28792" calcext:value-type="float">
            <text:p>94.72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28792" calcext:value-type="float">
            <text:p>94.72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06872" calcext:value-type="float">
            <text:p>94.6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09336" calcext:value-type="float">
            <text:p>94.5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45912" calcext:value-type="float">
            <text:p>94.5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64784" calcext:value-type="float">
            <text:p>94.66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2516" calcext:value-type="float">
            <text:p>94.6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28792" calcext:value-type="float">
            <text:p>94.72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25744" calcext:value-type="float">
            <text:p>94.72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75096" calcext:value-type="float">
            <text:p>94.87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8424" calcext:value-type="float">
            <text:p>94.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51296" calcext:value-type="float">
            <text:p>94.9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79312" calcext:value-type="float">
            <text:p>95.07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4332" calcext:value-type="float">
            <text:p>95.1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20104" calcext:value-type="float">
            <text:p>95.32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262" calcext:value-type="float">
            <text:p>95.3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84112" calcext:value-type="float">
            <text:p>95.38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79312" calcext:value-type="float">
            <text:p>95.07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65952" calcext:value-type="float">
            <text:p>94.86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72048" calcext:value-type="float">
            <text:p>94.87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928" calcext:value-type="float">
            <text:p>94.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65368" calcext:value-type="float">
            <text:p>94.76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22696" calcext:value-type="float">
            <text:p>94.72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72048" calcext:value-type="float">
            <text:p>94.87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976" calcext:value-type="float">
            <text:p>95.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832" calcext:value-type="float">
            <text:p>94.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3936" calcext:value-type="float">
            <text:p>93.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08296" calcext:value-type="float">
            <text:p>93.8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32096" calcext:value-type="float">
            <text:p>93.7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4124" calcext:value-type="float">
            <text:p>93.7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55896" calcext:value-type="float">
            <text:p>93.6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15104" calcext:value-type="float">
            <text:p>93.4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32224" calcext:value-type="float">
            <text:p>93.2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50512" calcext:value-type="float">
            <text:p>93.2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9928" calcext:value-type="float">
            <text:p>93.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20032" calcext:value-type="float">
            <text:p>93.2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28592" calcext:value-type="float">
            <text:p>93.1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82872" calcext:value-type="float">
            <text:p>93.08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32224" calcext:value-type="float">
            <text:p>93.2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10888" calcext:value-type="float">
            <text:p>93.2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87672" calcext:value-type="float">
            <text:p>93.38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85208" calcext:value-type="float">
            <text:p>93.4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06544" calcext:value-type="float">
            <text:p>93.5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54728" calcext:value-type="float">
            <text:p>93.4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79112" calcext:value-type="float">
            <text:p>93.4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37608" calcext:value-type="float">
            <text:p>93.6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99152" calcext:value-type="float">
            <text:p>93.7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77232" calcext:value-type="float">
            <text:p>93.6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86376" calcext:value-type="float">
            <text:p>93.6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52848" calcext:value-type="float">
            <text:p>93.6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21784" calcext:value-type="float">
            <text:p>93.5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24248" calcext:value-type="float">
            <text:p>93.4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23664" calcext:value-type="float">
            <text:p>93.32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59656" calcext:value-type="float">
            <text:p>93.2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66336" calcext:value-type="float">
            <text:p>93.3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1264" calcext:value-type="float">
            <text:p>93.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0408" calcext:value-type="float">
            <text:p>93.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84496" calcext:value-type="float">
            <text:p>93.8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6984" calcext:value-type="float">
            <text:p>93.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24704" calcext:value-type="float">
            <text:p>94.0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64328" calcext:value-type="float">
            <text:p>94.0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39944" calcext:value-type="float">
            <text:p>94.0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74056" calcext:value-type="float">
            <text:p>94.1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41696" calcext:value-type="float">
            <text:p>94.3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95976" calcext:value-type="float">
            <text:p>94.2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75808" calcext:value-type="float">
            <text:p>94.4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85536" calcext:value-type="float">
            <text:p>94.5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36768" calcext:value-type="float">
            <text:p>94.5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58104" calcext:value-type="float">
            <text:p>94.5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89752" calcext:value-type="float">
            <text:p>94.78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17184" calcext:value-type="float">
            <text:p>94.81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7756" calcext:value-type="float">
            <text:p>94.7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53176" calcext:value-type="float">
            <text:p>94.75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13552" calcext:value-type="float">
            <text:p>94.71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92216" calcext:value-type="float">
            <text:p>94.69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89168" calcext:value-type="float">
            <text:p>94.68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46496" calcext:value-type="float">
            <text:p>94.6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16016" calcext:value-type="float">
            <text:p>94.6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65496" calcext:value-type="float">
            <text:p>94.2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97272" calcext:value-type="float">
            <text:p>93.9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3268" calcext:value-type="float">
            <text:p>93.8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29632" calcext:value-type="float">
            <text:p>93.8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1556" calcext:value-type="float">
            <text:p>94.0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44872" calcext:value-type="float">
            <text:p>93.8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7172" calcext:value-type="float">
            <text:p>93.7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90592" calcext:value-type="float">
            <text:p>93.8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75352" calcext:value-type="float">
            <text:p>93.8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65624" calcext:value-type="float">
            <text:p>93.7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23536" calcext:value-type="float">
            <text:p>93.8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78984" calcext:value-type="float">
            <text:p>93.9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3936" calcext:value-type="float">
            <text:p>93.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4792" calcext:value-type="float">
            <text:p>93.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19904" calcext:value-type="float">
            <text:p>93.7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16856" calcext:value-type="float">
            <text:p>93.7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78984" calcext:value-type="float">
            <text:p>93.9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09464" calcext:value-type="float">
            <text:p>94.0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97272" calcext:value-type="float">
            <text:p>93.9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72888" calcext:value-type="float">
            <text:p>93.9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0888" calcext:value-type="float">
            <text:p>93.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14976" calcext:value-type="float">
            <text:p>93.9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38776" calcext:value-type="float">
            <text:p>93.8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5648" calcext:value-type="float">
            <text:p>93.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88128" calcext:value-type="float">
            <text:p>93.9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50968" calcext:value-type="float">
            <text:p>93.8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5648" calcext:value-type="float">
            <text:p>93.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19904" calcext:value-type="float">
            <text:p>93.7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47336" calcext:value-type="float">
            <text:p>93.7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24704" calcext:value-type="float">
            <text:p>94.0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88128" calcext:value-type="float">
            <text:p>93.9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96688" calcext:value-type="float">
            <text:p>93.8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90008" calcext:value-type="float">
            <text:p>93.7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022" calcext:value-type="float">
            <text:p>93.8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63744" calcext:value-type="float">
            <text:p>93.9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42408" calcext:value-type="float">
            <text:p>93.9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57648" calcext:value-type="float">
            <text:p>93.9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27752" calcext:value-type="float">
            <text:p>94.0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19192" calcext:value-type="float">
            <text:p>94.1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38064" calcext:value-type="float">
            <text:p>94.2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99024" calcext:value-type="float">
            <text:p>94.2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1848" calcext:value-type="float">
            <text:p>94.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37352" calcext:value-type="float">
            <text:p>94.63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22696" calcext:value-type="float">
            <text:p>94.72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80608" calcext:value-type="float">
            <text:p>94.78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74512" calcext:value-type="float">
            <text:p>94.77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59272" calcext:value-type="float">
            <text:p>94.75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50128" calcext:value-type="float">
            <text:p>94.7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47664" calcext:value-type="float">
            <text:p>94.84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44616" calcext:value-type="float">
            <text:p>94.84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66536" calcext:value-type="float">
            <text:p>94.96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61024" calcext:value-type="float">
            <text:p>95.0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76264" calcext:value-type="float">
            <text:p>95.07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26912" calcext:value-type="float">
            <text:p>94.9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1472" calcext:value-type="float">
            <text:p>94.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69584" calcext:value-type="float">
            <text:p>94.96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55512" calcext:value-type="float">
            <text:p>95.1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13424" calcext:value-type="float">
            <text:p>95.2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92088" calcext:value-type="float">
            <text:p>95.19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1952" calcext:value-type="float">
            <text:p>95.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14592" calcext:value-type="float">
            <text:p>95.4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024" calcext:value-type="float">
            <text:p>95.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99352" calcext:value-type="float">
            <text:p>95.3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53632" calcext:value-type="float">
            <text:p>95.35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65824" calcext:value-type="float">
            <text:p>95.36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23152" calcext:value-type="float">
            <text:p>95.32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5668" calcext:value-type="float">
            <text:p>95.3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42608" calcext:value-type="float">
            <text:p>95.54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21272" calcext:value-type="float">
            <text:p>95.5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45656" calcext:value-type="float">
            <text:p>95.5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12712" calcext:value-type="float">
            <text:p>95.6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26072" calcext:value-type="float">
            <text:p>95.82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96176" calcext:value-type="float">
            <text:p>95.89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7484" calcext:value-type="float">
            <text:p>95.87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07784" calcext:value-type="float">
            <text:p>95.80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04736" calcext:value-type="float">
            <text:p>95.80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68744" calcext:value-type="float">
            <text:p>95.86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29704" calcext:value-type="float">
            <text:p>95.9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85736" calcext:value-type="float">
            <text:p>96.1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89368" calcext:value-type="float">
            <text:p>96.2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25944" calcext:value-type="float">
            <text:p>96.32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65568" calcext:value-type="float">
            <text:p>96.36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86904" calcext:value-type="float">
            <text:p>96.38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60056" calcext:value-type="float">
            <text:p>96.46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66152" calcext:value-type="float">
            <text:p>96.46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39304" calcext:value-type="float">
            <text:p>96.53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1492" calcext:value-type="float">
            <text:p>96.51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08824" calcext:value-type="float">
            <text:p>96.50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86904" calcext:value-type="float">
            <text:p>96.38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50328" calcext:value-type="float">
            <text:p>96.35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87488" calcext:value-type="float">
            <text:p>96.48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0636" calcext:value-type="float">
            <text:p>96.60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00848" calcext:value-type="float">
            <text:p>96.70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39888" calcext:value-type="float">
            <text:p>96.63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42936" calcext:value-type="float">
            <text:p>96.64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86192" calcext:value-type="float">
            <text:p>96.78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4164" calcext:value-type="float">
            <text:p>96.9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82888" calcext:value-type="float">
            <text:p>97.78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82888" calcext:value-type="float">
            <text:p>97.78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68232" calcext:value-type="float">
            <text:p>97.86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37168" calcext:value-type="float">
            <text:p>97.73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54872" calcext:value-type="float">
            <text:p>97.6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7316" calcext:value-type="float">
            <text:p>97.6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24976" calcext:value-type="float">
            <text:p>97.72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23096" calcext:value-type="float">
            <text:p>97.92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13952" calcext:value-type="float">
            <text:p>97.9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84056" calcext:value-type="float">
            <text:p>97.98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02344" calcext:value-type="float">
            <text:p>98.00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932" calcext:value-type="float">
            <text:p>97.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17" calcext:value-type="float">
            <text:p>97.9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80424" calcext:value-type="float">
            <text:p>97.88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83472" calcext:value-type="float">
            <text:p>97.8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97544" calcext:value-type="float">
            <text:p>97.6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84768" calcext:value-type="float">
            <text:p>97.58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35416" calcext:value-type="float">
            <text:p>97.4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32368" calcext:value-type="float">
            <text:p>97.4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1408" calcext:value-type="float">
            <text:p>97.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86064" calcext:value-type="float">
            <text:p>97.2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09864" calcext:value-type="float">
            <text:p>97.2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88528" calcext:value-type="float">
            <text:p>97.18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73288" calcext:value-type="float">
            <text:p>97.1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98968" calcext:value-type="float">
            <text:p>96.8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34376" calcext:value-type="float">
            <text:p>96.73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88656" calcext:value-type="float">
            <text:p>96.68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73416" calcext:value-type="float">
            <text:p>96.67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7588" calcext:value-type="float">
            <text:p>96.5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17968" calcext:value-type="float">
            <text:p>96.5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12456" calcext:value-type="float">
            <text:p>96.61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5208" calcext:value-type="float">
            <text:p>96.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02144" calcext:value-type="float">
            <text:p>96.4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83272" calcext:value-type="float">
            <text:p>96.2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7108" calcext:value-type="float">
            <text:p>96.2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4728" calcext:value-type="float">
            <text:p>96.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35088" calcext:value-type="float">
            <text:p>96.33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34504" calcext:value-type="float">
            <text:p>96.23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45528" calcext:value-type="float">
            <text:p>96.0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12" calcext:value-type="float">
            <text:p>96.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0532" calcext:value-type="float">
            <text:p>95.9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38848" calcext:value-type="float">
            <text:p>95.93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5104" calcext:value-type="float">
            <text:p>95.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72376" calcext:value-type="float">
            <text:p>95.97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4248" calcext:value-type="float">
            <text:p>96.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7296" calcext:value-type="float">
            <text:p>96.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40016" calcext:value-type="float">
            <text:p>96.14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70496" calcext:value-type="float">
            <text:p>96.17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64984" calcext:value-type="float">
            <text:p>96.2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14336" calcext:value-type="float">
            <text:p>96.41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50912" calcext:value-type="float">
            <text:p>96.45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85608" calcext:value-type="float">
            <text:p>96.68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02016" calcext:value-type="float">
            <text:p>96.90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08696" calcext:value-type="float">
            <text:p>97.0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2452" calcext:value-type="float">
            <text:p>97.1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7024" calcext:value-type="float">
            <text:p>97.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04352" calcext:value-type="float">
            <text:p>97.3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16544" calcext:value-type="float">
            <text:p>97.31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07984" calcext:value-type="float">
            <text:p>97.4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4456" calcext:value-type="float">
            <text:p>97.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17712" calcext:value-type="float">
            <text:p>97.5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17712" calcext:value-type="float">
            <text:p>97.5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9028" calcext:value-type="float">
            <text:p>97.4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9216" calcext:value-type="float">
            <text:p>97.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7024" calcext:value-type="float">
            <text:p>97.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30032" calcext:value-type="float">
            <text:p>97.0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05064" calcext:value-type="float">
            <text:p>96.90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8068" calcext:value-type="float">
            <text:p>96.88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6544" calcext:value-type="float">
            <text:p>96.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9592" calcext:value-type="float">
            <text:p>96.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09408" calcext:value-type="float">
            <text:p>96.60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21016" calcext:value-type="float">
            <text:p>96.52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96632" calcext:value-type="float">
            <text:p>96.49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02728" calcext:value-type="float">
            <text:p>96.50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02728" calcext:value-type="float">
            <text:p>96.50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3016" calcext:value-type="float">
            <text:p>96.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33208" calcext:value-type="float">
            <text:p>96.53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30744" calcext:value-type="float">
            <text:p>96.63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30744" calcext:value-type="float">
            <text:p>96.63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17968" calcext:value-type="float">
            <text:p>96.5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60056" calcext:value-type="float">
            <text:p>96.46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692" calcext:value-type="float">
            <text:p>96.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0636" calcext:value-type="float">
            <text:p>96.60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6732" calcext:value-type="float">
            <text:p>96.66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40472" calcext:value-type="float">
            <text:p>96.74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52664" calcext:value-type="float">
            <text:p>96.75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31912" calcext:value-type="float">
            <text:p>96.83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56296" calcext:value-type="float">
            <text:p>96.85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77632" calcext:value-type="float">
            <text:p>96.8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53832" calcext:value-type="float">
            <text:p>96.95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38592" calcext:value-type="float">
            <text:p>96.93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08696" calcext:value-type="float">
            <text:p>97.0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66024" calcext:value-type="float">
            <text:p>96.96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84896" calcext:value-type="float">
            <text:p>97.0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64144" calcext:value-type="float">
            <text:p>97.1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0072" calcext:value-type="float">
            <text:p>97.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25104" calcext:value-type="float">
            <text:p>97.22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73288" calcext:value-type="float">
            <text:p>97.1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97672" calcext:value-type="float">
            <text:p>97.19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11744" calcext:value-type="float">
            <text:p>97.0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59928" calcext:value-type="float">
            <text:p>96.95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76464" calcext:value-type="float">
            <text:p>96.67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61224" calcext:value-type="float">
            <text:p>96.66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49032" calcext:value-type="float">
            <text:p>96.64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00264" calcext:value-type="float">
            <text:p>96.60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27696" calcext:value-type="float">
            <text:p>96.62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18552" calcext:value-type="float">
            <text:p>96.61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42352" calcext:value-type="float">
            <text:p>96.54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63104" calcext:value-type="float">
            <text:p>96.4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68616" calcext:value-type="float">
            <text:p>96.36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04024" calcext:value-type="float">
            <text:p>96.2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644" calcext:value-type="float">
            <text:p>96.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07072" calcext:value-type="float">
            <text:p>96.20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94296" calcext:value-type="float">
            <text:p>96.09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3768" calcext:value-type="float">
            <text:p>95.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73672" calcext:value-type="float">
            <text:p>95.67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38976" calcext:value-type="float">
            <text:p>95.4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1096" calcext:value-type="float">
            <text:p>95.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84112" calcext:value-type="float">
            <text:p>95.38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42024" calcext:value-type="float">
            <text:p>95.44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20104" calcext:value-type="float">
            <text:p>95.32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262" calcext:value-type="float">
            <text:p>95.3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1284" calcext:value-type="float">
            <text:p>95.1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71464" calcext:value-type="float">
            <text:p>94.77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88584" calcext:value-type="float">
            <text:p>94.5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73344" calcext:value-type="float">
            <text:p>94.5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9468" calcext:value-type="float">
            <text:p>94.5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55056" calcext:value-type="float">
            <text:p>94.5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91632" calcext:value-type="float">
            <text:p>94.5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03824" calcext:value-type="float">
            <text:p>94.6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59984" calcext:value-type="float">
            <text:p>94.3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31968" calcext:value-type="float">
            <text:p>94.2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53304" calcext:value-type="float">
            <text:p>94.2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56352" calcext:value-type="float">
            <text:p>94.2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68544" calcext:value-type="float">
            <text:p>94.2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08168" calcext:value-type="float">
            <text:p>94.3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50256" calcext:value-type="float">
            <text:p>94.2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68544" calcext:value-type="float">
            <text:p>94.2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41696" calcext:value-type="float">
            <text:p>94.3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59984" calcext:value-type="float">
            <text:p>94.3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63032" calcext:value-type="float">
            <text:p>94.3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8132" calcext:value-type="float">
            <text:p>94.3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65496" calcext:value-type="float">
            <text:p>94.2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22824" calcext:value-type="float">
            <text:p>94.2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10632" calcext:value-type="float">
            <text:p>94.2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2892" calcext:value-type="float">
            <text:p>94.2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53304" calcext:value-type="float">
            <text:p>94.2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59984" calcext:value-type="float">
            <text:p>94.3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51424" calcext:value-type="float">
            <text:p>94.4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48376" calcext:value-type="float">
            <text:p>94.4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30672" calcext:value-type="float">
            <text:p>94.5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82488" calcext:value-type="float">
            <text:p>94.5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06872" calcext:value-type="float">
            <text:p>94.6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0992" calcext:value-type="float">
            <text:p>94.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55056" calcext:value-type="float">
            <text:p>94.5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642" calcext:value-type="float">
            <text:p>94.5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83784" calcext:value-type="float">
            <text:p>94.2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21656" calcext:value-type="float">
            <text:p>94.0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33848" calcext:value-type="float">
            <text:p>94.0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33848" calcext:value-type="float">
            <text:p>94.0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60696" calcext:value-type="float">
            <text:p>93.9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09464" calcext:value-type="float">
            <text:p>94.0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80864" calcext:value-type="float">
            <text:p>93.7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99152" calcext:value-type="float">
            <text:p>93.7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38776" calcext:value-type="float">
            <text:p>93.8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60112" calcext:value-type="float">
            <text:p>93.8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33848" calcext:value-type="float">
            <text:p>94.0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18024" calcext:value-type="float">
            <text:p>93.9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03368" calcext:value-type="float">
            <text:p>94.0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82616" calcext:value-type="float">
            <text:p>94.0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6796" calcext:value-type="float">
            <text:p>94.1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19192" calcext:value-type="float">
            <text:p>94.1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28336" calcext:value-type="float">
            <text:p>94.1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10632" calcext:value-type="float">
            <text:p>94.2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74056" calcext:value-type="float">
            <text:p>94.1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8132" calcext:value-type="float">
            <text:p>94.3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08752" calcext:value-type="float">
            <text:p>94.4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7276" calcext:value-type="float">
            <text:p>94.4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63616" calcext:value-type="float">
            <text:p>94.4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00192" calcext:value-type="float">
            <text:p>94.5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76392" calcext:value-type="float">
            <text:p>94.5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00776" calcext:value-type="float">
            <text:p>94.6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04408" calcext:value-type="float">
            <text:p>94.70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52592" calcext:value-type="float">
            <text:p>94.65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10504" calcext:value-type="float">
            <text:p>94.71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98896" calcext:value-type="float">
            <text:p>94.79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39104" calcext:value-type="float">
            <text:p>94.93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18352" calcext:value-type="float">
            <text:p>95.01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76264" calcext:value-type="float">
            <text:p>95.07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10376" calcext:value-type="float">
            <text:p>95.2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46368" calcext:value-type="float">
            <text:p>95.1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67704" calcext:value-type="float">
            <text:p>95.1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8904" calcext:value-type="float">
            <text:p>95.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22568" calcext:value-type="float">
            <text:p>95.22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31128" calcext:value-type="float">
            <text:p>95.13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70752" calcext:value-type="float">
            <text:p>95.1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05448" calcext:value-type="float">
            <text:p>95.4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69456" calcext:value-type="float">
            <text:p>95.4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91376" calcext:value-type="float">
            <text:p>95.5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04864" calcext:value-type="float">
            <text:p>95.30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25032" calcext:value-type="float">
            <text:p>95.12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94552" calcext:value-type="float">
            <text:p>95.09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976" calcext:value-type="float">
            <text:p>95.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84824" calcext:value-type="float">
            <text:p>94.98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65952" calcext:value-type="float">
            <text:p>94.86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93384" calcext:value-type="float">
            <text:p>94.8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0992" calcext:value-type="float">
            <text:p>94.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34304" calcext:value-type="float">
            <text:p>94.6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08752" calcext:value-type="float">
            <text:p>94.4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17896" calcext:value-type="float">
            <text:p>94.4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88" calcext:value-type="float">
            <text:p>94.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9656" calcext:value-type="float">
            <text:p>94.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2704" calcext:value-type="float">
            <text:p>94.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88712" calcext:value-type="float">
            <text:p>94.0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88712" calcext:value-type="float">
            <text:p>94.0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36896" calcext:value-type="float">
            <text:p>94.0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63744" calcext:value-type="float">
            <text:p>93.9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33848" calcext:value-type="float">
            <text:p>94.0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07584" calcext:value-type="float">
            <text:p>94.2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9844" calcext:value-type="float">
            <text:p>94.1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62448" calcext:value-type="float">
            <text:p>94.2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7464" calcext:value-type="float">
            <text:p>94.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5752" calcext:value-type="float">
            <text:p>94.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23992" calcext:value-type="float">
            <text:p>94.4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6608" calcext:value-type="float">
            <text:p>94.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30088" calcext:value-type="float">
            <text:p>94.4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78856" calcext:value-type="float">
            <text:p>94.4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59984" calcext:value-type="float">
            <text:p>94.3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32552" calcext:value-type="float">
            <text:p>94.3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30088" calcext:value-type="float">
            <text:p>94.4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60568" calcext:value-type="float">
            <text:p>94.4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75808" calcext:value-type="float">
            <text:p>94.4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94096" calcext:value-type="float">
            <text:p>94.4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356" calcext:value-type="float">
            <text:p>94.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84368" calcext:value-type="float">
            <text:p>94.3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30088" calcext:value-type="float">
            <text:p>94.4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0324" calcext:value-type="float">
            <text:p>94.5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15432" calcext:value-type="float">
            <text:p>94.5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7088" calcext:value-type="float">
            <text:p>94.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85536" calcext:value-type="float">
            <text:p>94.5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76976" calcext:value-type="float">
            <text:p>94.6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9948" calcext:value-type="float">
            <text:p>94.8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41568" calcext:value-type="float">
            <text:p>94.84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87288" calcext:value-type="float">
            <text:p>94.88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11672" calcext:value-type="float">
            <text:p>94.91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4332" calcext:value-type="float">
            <text:p>95.1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43904" calcext:value-type="float">
            <text:p>95.2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96304" calcext:value-type="float">
            <text:p>95.3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1576" calcext:value-type="float">
            <text:p>95.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60768" calcext:value-type="float">
            <text:p>96.06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93584" calcext:value-type="float">
            <text:p>96.49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20432" calcext:value-type="float">
            <text:p>96.4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0156" calcext:value-type="float">
            <text:p>96.3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39432" calcext:value-type="float">
            <text:p>96.03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57848" calcext:value-type="float">
            <text:p>95.5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06616" calcext:value-type="float">
            <text:p>95.60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64528" calcext:value-type="float">
            <text:p>95.66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96176" calcext:value-type="float">
            <text:p>95.89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83984" calcext:value-type="float">
            <text:p>95.8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60768" calcext:value-type="float">
            <text:p>96.06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76008" calcext:value-type="float">
            <text:p>96.0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37552" calcext:value-type="float">
            <text:p>96.2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0156" calcext:value-type="float">
            <text:p>96.3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55256" calcext:value-type="float">
            <text:p>96.15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22896" calcext:value-type="float">
            <text:p>96.3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64984" calcext:value-type="float">
            <text:p>96.2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22312" calcext:value-type="float">
            <text:p>96.22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61936" calcext:value-type="float">
            <text:p>96.2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35672" calcext:value-type="float">
            <text:p>96.4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30744" calcext:value-type="float">
            <text:p>96.63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15504" calcext:value-type="float">
            <text:p>96.61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5208" calcext:value-type="float">
            <text:p>96.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55128" calcext:value-type="float">
            <text:p>96.65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85024" calcext:value-type="float">
            <text:p>96.58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87488" calcext:value-type="float">
            <text:p>96.48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57592" calcext:value-type="float">
            <text:p>96.55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5208" calcext:value-type="float">
            <text:p>96.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00848" calcext:value-type="float">
            <text:p>96.70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79512" calcext:value-type="float">
            <text:p>96.67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09992" calcext:value-type="float">
            <text:p>96.70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98968" calcext:value-type="float">
            <text:p>96.8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51952" calcext:value-type="float">
            <text:p>97.1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7212" calcext:value-type="float">
            <text:p>96.9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78216" calcext:value-type="float">
            <text:p>96.97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00848" calcext:value-type="float">
            <text:p>96.70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17968" calcext:value-type="float">
            <text:p>96.5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59472" calcext:value-type="float">
            <text:p>96.35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53376" calcext:value-type="float">
            <text:p>96.35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50328" calcext:value-type="float">
            <text:p>96.35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00976" calcext:value-type="float">
            <text:p>96.2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31456" calcext:value-type="float">
            <text:p>96.23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07656" calcext:value-type="float">
            <text:p>96.3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63104" calcext:value-type="float">
            <text:p>96.4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86904" calcext:value-type="float">
            <text:p>96.38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49032" calcext:value-type="float">
            <text:p>96.64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91704" calcext:value-type="float">
            <text:p>96.69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64856" calcext:value-type="float">
            <text:p>96.76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026" calcext:value-type="float">
            <text:p>97.0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4832" calcext:value-type="float">
            <text:p>97.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97672" calcext:value-type="float">
            <text:p>97.19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94624" calcext:value-type="float">
            <text:p>97.1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86064" calcext:value-type="float">
            <text:p>97.2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01304" calcext:value-type="float">
            <text:p>97.3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71408" calcext:value-type="float">
            <text:p>97.3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65896" calcext:value-type="float">
            <text:p>97.4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20176" calcext:value-type="float">
            <text:p>97.4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65896" calcext:value-type="float">
            <text:p>97.4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81136" calcext:value-type="float">
            <text:p>97.4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72576" calcext:value-type="float">
            <text:p>97.5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75624" calcext:value-type="float">
            <text:p>97.5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15832" calcext:value-type="float">
            <text:p>97.71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408" calcext:value-type="float">
            <text:p>97.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21928" calcext:value-type="float">
            <text:p>97.72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92032" calcext:value-type="float">
            <text:p>97.79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1032" calcext:value-type="float">
            <text:p>97.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43848" calcext:value-type="float">
            <text:p>97.84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5604" calcext:value-type="float">
            <text:p>97.8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3224" calcext:value-type="float">
            <text:p>97.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1512" calcext:value-type="float">
            <text:p>98.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3036" calcext:value-type="float">
            <text:p>98.1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54744" calcext:value-type="float">
            <text:p>98.1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66352" calcext:value-type="float">
            <text:p>98.06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18752" calcext:value-type="float">
            <text:p>98.21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7608" calcext:value-type="float">
            <text:p>98.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00464" calcext:value-type="float">
            <text:p>98.20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6752" calcext:value-type="float">
            <text:p>98.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88856" calcext:value-type="float">
            <text:p>98.28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19336" calcext:value-type="float">
            <text:p>98.31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34576" calcext:value-type="float">
            <text:p>98.33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68104" calcext:value-type="float">
            <text:p>98.36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77248" calcext:value-type="float">
            <text:p>98.37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80296" calcext:value-type="float">
            <text:p>98.38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17456" calcext:value-type="float">
            <text:p>98.51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77832" calcext:value-type="float">
            <text:p>98.47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9424" calcext:value-type="float">
            <text:p>98.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14992" calcext:value-type="float">
            <text:p>98.6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33864" calcext:value-type="float">
            <text:p>98.73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49104" calcext:value-type="float">
            <text:p>98.74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67392" calcext:value-type="float">
            <text:p>98.76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37496" calcext:value-type="float">
            <text:p>98.83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314" calcext:value-type="float">
            <text:p>98.8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74072" calcext:value-type="float">
            <text:p>98.8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43592" calcext:value-type="float">
            <text:p>98.84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16744" calcext:value-type="float">
            <text:p>98.9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80752" calcext:value-type="float">
            <text:p>98.98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05136" calcext:value-type="float">
            <text:p>99.00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63632" calcext:value-type="float">
            <text:p>99.1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33152" calcext:value-type="float">
            <text:p>99.13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79456" calcext:value-type="float">
            <text:p>99.2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61168" calcext:value-type="float">
            <text:p>99.26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37952" calcext:value-type="float">
            <text:p>99.43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44048" calcext:value-type="float">
            <text:p>99.44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62336" calcext:value-type="float">
            <text:p>99.46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53776" calcext:value-type="float">
            <text:p>99.55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20248" calcext:value-type="float">
            <text:p>99.5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57408" calcext:value-type="float">
            <text:p>99.65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81792" calcext:value-type="float">
            <text:p>99.68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0676" calcext:value-type="float">
            <text:p>99.80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58576" calcext:value-type="float">
            <text:p>99.85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50016" calcext:value-type="float">
            <text:p>99.95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71936" calcext:value-type="float">
            <text:p>100.07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44504" calcext:value-type="float">
            <text:p>100.04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09096" calcext:value-type="float">
            <text:p>100.20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81664" calcext:value-type="float">
            <text:p>100.18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61496" calcext:value-type="float">
            <text:p>100.36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0968" calcext:value-type="float">
            <text:p>100.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27968" calcext:value-type="float">
            <text:p>100.3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04168" calcext:value-type="float">
            <text:p>100.40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37696" calcext:value-type="float">
            <text:p>100.43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316" calcext:value-type="float">
            <text:p>100.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4684" calcext:value-type="float">
            <text:p>100.44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9256" calcext:value-type="float">
            <text:p>100.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23624" calcext:value-type="float">
            <text:p>100.62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1448" calcext:value-type="float">
            <text:p>100.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15064" calcext:value-type="float">
            <text:p>100.71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18112" calcext:value-type="float">
            <text:p>100.71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97944" calcext:value-type="float">
            <text:p>100.89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94896" calcext:value-type="float">
            <text:p>100.89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89968" calcext:value-type="float">
            <text:p>101.08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2596" calcext:value-type="float">
            <text:p>101.02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37568" calcext:value-type="float">
            <text:p>100.93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37568" calcext:value-type="float">
            <text:p>100.93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55856" calcext:value-type="float">
            <text:p>100.95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77776" calcext:value-type="float">
            <text:p>101.07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08256" calcext:value-type="float">
            <text:p>101.10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72848" calcext:value-type="float">
            <text:p>101.27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1552" calcext:value-type="float">
            <text:p>101.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05792" calcext:value-type="float">
            <text:p>101.20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2408" calcext:value-type="float">
            <text:p>101.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96648" calcext:value-type="float">
            <text:p>101.19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78944" calcext:value-type="float">
            <text:p>101.27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6124" calcext:value-type="float">
            <text:p>101.36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7648" calcext:value-type="float">
            <text:p>101.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89256" calcext:value-type="float">
            <text:p>101.48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25248" calcext:value-type="float">
            <text:p>101.42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89256" calcext:value-type="float">
            <text:p>101.48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77648" calcext:value-type="float">
            <text:p>101.57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08128" calcext:value-type="float">
            <text:p>101.60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90424" calcext:value-type="float">
            <text:p>101.69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54432" calcext:value-type="float">
            <text:p>101.75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45872" calcext:value-type="float">
            <text:p>101.84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21488" calcext:value-type="float">
            <text:p>101.82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9464" calcext:value-type="float">
            <text:p>101.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83032" calcext:value-type="float">
            <text:p>101.98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71424" calcext:value-type="float">
            <text:p>102.07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1656" calcext:value-type="float">
            <text:p>102.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842" calcext:value-type="float">
            <text:p>102.1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41528" calcext:value-type="float">
            <text:p>102.14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80568" calcext:value-type="float">
            <text:p>102.08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9944" calcext:value-type="float">
            <text:p>102.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56768" calcext:value-type="float">
            <text:p>102.15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42112" calcext:value-type="float">
            <text:p>102.24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23824" calcext:value-type="float">
            <text:p>102.22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85368" calcext:value-type="float">
            <text:p>102.38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48792" calcext:value-type="float">
            <text:p>102.34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7564" calcext:value-type="float">
            <text:p>102.27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27456" calcext:value-type="float">
            <text:p>102.32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366" calcext:value-type="float">
            <text:p>102.3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73176" calcext:value-type="float">
            <text:p>102.37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54304" calcext:value-type="float">
            <text:p>102.25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49376" calcext:value-type="float">
            <text:p>102.44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48792" calcext:value-type="float">
            <text:p>102.34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20776" calcext:value-type="float">
            <text:p>102.22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48208" calcext:value-type="float">
            <text:p>102.24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57352" calcext:value-type="float">
            <text:p>102.25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02488" calcext:value-type="float">
            <text:p>102.20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02488" calcext:value-type="float">
            <text:p>102.20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66496" calcext:value-type="float">
            <text:p>102.26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81152" calcext:value-type="float">
            <text:p>102.18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93344" calcext:value-type="float">
            <text:p>102.19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36016" calcext:value-type="float">
            <text:p>102.23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20192" calcext:value-type="float">
            <text:p>102.12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65328" calcext:value-type="float">
            <text:p>102.06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68376" calcext:value-type="float">
            <text:p>102.06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5372" calcext:value-type="float">
            <text:p>102.15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22072" calcext:value-type="float">
            <text:p>101.92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03784" calcext:value-type="float">
            <text:p>101.90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27584" calcext:value-type="float">
            <text:p>101.82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4036" calcext:value-type="float">
            <text:p>101.94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1844" calcext:value-type="float">
            <text:p>101.81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30048" calcext:value-type="float">
            <text:p>101.73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59944" calcext:value-type="float">
            <text:p>101.65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0696" calcext:value-type="float">
            <text:p>101.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9172" calcext:value-type="float">
            <text:p>101.39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97232" calcext:value-type="float">
            <text:p>101.29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36272" calcext:value-type="float">
            <text:p>101.23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8504" calcext:value-type="float">
            <text:p>101.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6312" calcext:value-type="float">
            <text:p>101.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69216" calcext:value-type="float">
            <text:p>101.16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55856" calcext:value-type="float">
            <text:p>100.95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00408" calcext:value-type="float">
            <text:p>100.80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0592" calcext:value-type="float">
            <text:p>100.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87632" calcext:value-type="float">
            <text:p>100.68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57152" calcext:value-type="float">
            <text:p>100.65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54104" calcext:value-type="float">
            <text:p>100.65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08968" calcext:value-type="float">
            <text:p>100.70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28424" calcext:value-type="float">
            <text:p>100.92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61368" calcext:value-type="float">
            <text:p>100.86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09552" calcext:value-type="float">
            <text:p>100.8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5164" calcext:value-type="float">
            <text:p>100.75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5352" calcext:value-type="float">
            <text:p>100.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25504" calcext:value-type="float">
            <text:p>100.42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0488" calcext:value-type="float">
            <text:p>100.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7816" calcext:value-type="float">
            <text:p>99.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53776" calcext:value-type="float">
            <text:p>99.55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83088" calcext:value-type="float">
            <text:p>99.38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09936" calcext:value-type="float">
            <text:p>99.30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25176" calcext:value-type="float">
            <text:p>99.32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362" calcext:value-type="float">
            <text:p>99.1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92944" calcext:value-type="float">
            <text:p>98.9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4664" calcext:value-type="float">
            <text:p>98.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13112" calcext:value-type="float">
            <text:p>98.8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38792" calcext:value-type="float">
            <text:p>98.53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35744" calcext:value-type="float">
            <text:p>98.53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38208" calcext:value-type="float">
            <text:p>98.43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40672" calcext:value-type="float">
            <text:p>98.34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0656" calcext:value-type="float">
            <text:p>98.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63304" calcext:value-type="float">
            <text:p>98.06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87688" calcext:value-type="float">
            <text:p>98.08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87688" calcext:value-type="float">
            <text:p>98.08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29192" calcext:value-type="float">
            <text:p>97.92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77376" calcext:value-type="float">
            <text:p>97.8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67648" calcext:value-type="float">
            <text:p>97.76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93912" calcext:value-type="float">
            <text:p>97.5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2932" calcext:value-type="float">
            <text:p>97.4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836" calcext:value-type="float">
            <text:p>97.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89696" calcext:value-type="float">
            <text:p>97.3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73288" calcext:value-type="float">
            <text:p>97.1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06232" calcext:value-type="float">
            <text:p>97.1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03184" calcext:value-type="float">
            <text:p>97.1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11744" calcext:value-type="float">
            <text:p>97.0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47736" calcext:value-type="float">
            <text:p>96.9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44688" calcext:value-type="float">
            <text:p>96.94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05064" calcext:value-type="float">
            <text:p>96.90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07528" calcext:value-type="float">
            <text:p>96.80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25816" calcext:value-type="float">
            <text:p>96.82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22768" calcext:value-type="float">
            <text:p>96.82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55712" calcext:value-type="float">
            <text:p>96.75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34376" calcext:value-type="float">
            <text:p>96.73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22184" calcext:value-type="float">
            <text:p>96.72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03896" calcext:value-type="float">
            <text:p>96.70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49032" calcext:value-type="float">
            <text:p>96.64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5208" calcext:value-type="float">
            <text:p>96.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64272" calcext:value-type="float">
            <text:p>96.66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74" calcext:value-type="float">
            <text:p>96.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39888" calcext:value-type="float">
            <text:p>96.63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978" calcext:value-type="float">
            <text:p>96.69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70368" calcext:value-type="float">
            <text:p>96.67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8256" calcext:value-type="float">
            <text:p>96.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77048" calcext:value-type="float">
            <text:p>96.77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86192" calcext:value-type="float">
            <text:p>96.78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8256" calcext:value-type="float">
            <text:p>96.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58176" calcext:value-type="float">
            <text:p>96.65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49616" calcext:value-type="float">
            <text:p>96.74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5876" calcext:value-type="float">
            <text:p>96.75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95336" calcext:value-type="float">
            <text:p>96.79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16672" calcext:value-type="float">
            <text:p>96.81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28864" calcext:value-type="float">
            <text:p>96.82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9592" calcext:value-type="float">
            <text:p>96.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61808" calcext:value-type="float">
            <text:p>96.76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5876" calcext:value-type="float">
            <text:p>96.75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4352" calcext:value-type="float">
            <text:p>96.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63688" calcext:value-type="float">
            <text:p>96.56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42936" calcext:value-type="float">
            <text:p>96.64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21016" calcext:value-type="float">
            <text:p>96.52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08824" calcext:value-type="float">
            <text:p>96.50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66152" calcext:value-type="float">
            <text:p>96.46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11288" calcext:value-type="float">
            <text:p>96.4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43648" calcext:value-type="float">
            <text:p>96.24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644" calcext:value-type="float">
            <text:p>96.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52792" calcext:value-type="float">
            <text:p>96.2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31456" calcext:value-type="float">
            <text:p>96.23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22312" calcext:value-type="float">
            <text:p>96.22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34504" calcext:value-type="float">
            <text:p>96.23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64984" calcext:value-type="float">
            <text:p>96.2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74128" calcext:value-type="float">
            <text:p>96.2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3204" calcext:value-type="float">
            <text:p>96.33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65568" calcext:value-type="float">
            <text:p>96.36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71664" calcext:value-type="float">
            <text:p>96.3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89368" calcext:value-type="float">
            <text:p>96.2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8632" calcext:value-type="float">
            <text:p>96.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7108" calcext:value-type="float">
            <text:p>96.2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68032" calcext:value-type="float">
            <text:p>96.26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91832" calcext:value-type="float">
            <text:p>96.1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49744" calcext:value-type="float">
            <text:p>96.2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52208" calcext:value-type="float">
            <text:p>96.15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52208" calcext:value-type="float">
            <text:p>96.15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60768" calcext:value-type="float">
            <text:p>96.06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76008" calcext:value-type="float">
            <text:p>96.0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85736" calcext:value-type="float">
            <text:p>96.1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88784" calcext:value-type="float">
            <text:p>96.18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73544" calcext:value-type="float">
            <text:p>96.1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80224" calcext:value-type="float">
            <text:p>96.2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56424" calcext:value-type="float">
            <text:p>96.35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56424" calcext:value-type="float">
            <text:p>96.35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5396" calcext:value-type="float">
            <text:p>96.45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50912" calcext:value-type="float">
            <text:p>96.45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7776" calcext:value-type="float">
            <text:p>96.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3204" calcext:value-type="float">
            <text:p>96.33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08824" calcext:value-type="float">
            <text:p>96.50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24064" calcext:value-type="float">
            <text:p>96.52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17384" calcext:value-type="float">
            <text:p>96.4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4728" calcext:value-type="float">
            <text:p>96.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57008" calcext:value-type="float">
            <text:p>96.45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97216" calcext:value-type="float">
            <text:p>96.59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85024" calcext:value-type="float">
            <text:p>96.58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22184" calcext:value-type="float">
            <text:p>96.72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49616" calcext:value-type="float">
            <text:p>96.74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86192" calcext:value-type="float">
            <text:p>96.78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00848" calcext:value-type="float">
            <text:p>96.70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19136" calcext:value-type="float">
            <text:p>96.71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24648" calcext:value-type="float">
            <text:p>96.62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33792" calcext:value-type="float">
            <text:p>96.63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70952" calcext:value-type="float">
            <text:p>96.77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94752" calcext:value-type="float">
            <text:p>96.69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31328" calcext:value-type="float">
            <text:p>96.73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06944" calcext:value-type="float">
            <text:p>96.70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95336" calcext:value-type="float">
            <text:p>96.79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42936" calcext:value-type="float">
            <text:p>96.64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61224" calcext:value-type="float">
            <text:p>96.66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49032" calcext:value-type="float">
            <text:p>96.64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64272" calcext:value-type="float">
            <text:p>96.66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70368" calcext:value-type="float">
            <text:p>96.67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79512" calcext:value-type="float">
            <text:p>96.67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5876" calcext:value-type="float">
            <text:p>96.75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01432" calcext:value-type="float">
            <text:p>96.80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1972" calcext:value-type="float">
            <text:p>96.81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50784" calcext:value-type="float">
            <text:p>96.9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47736" calcext:value-type="float">
            <text:p>96.9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3308" calcext:value-type="float">
            <text:p>97.0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23352" calcext:value-type="float">
            <text:p>96.92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264" calcext:value-type="float">
            <text:p>96.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7212" calcext:value-type="float">
            <text:p>96.9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14792" calcext:value-type="float">
            <text:p>97.0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32496" calcext:value-type="float">
            <text:p>96.9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74584" calcext:value-type="float">
            <text:p>96.87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38592" calcext:value-type="float">
            <text:p>96.93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71536" calcext:value-type="float">
            <text:p>96.87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06232" calcext:value-type="float">
            <text:p>97.1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88528" calcext:value-type="float">
            <text:p>97.18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27568" calcext:value-type="float">
            <text:p>97.12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06232" calcext:value-type="float">
            <text:p>97.1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3308" calcext:value-type="float">
            <text:p>97.0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69072" calcext:value-type="float">
            <text:p>96.96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8736" calcext:value-type="float">
            <text:p>96.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21472" calcext:value-type="float">
            <text:p>97.1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84896" calcext:value-type="float">
            <text:p>97.0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4832" calcext:value-type="float">
            <text:p>97.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12328" calcext:value-type="float">
            <text:p>97.11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3976" calcext:value-type="float">
            <text:p>97.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62264" calcext:value-type="float">
            <text:p>97.3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34248" calcext:value-type="float">
            <text:p>97.2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45856" calcext:value-type="float">
            <text:p>97.1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30616" calcext:value-type="float">
            <text:p>97.1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06816" calcext:value-type="float">
            <text:p>97.20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5312" calcext:value-type="float">
            <text:p>97.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71408" calcext:value-type="float">
            <text:p>97.3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26272" calcext:value-type="float">
            <text:p>97.42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71992" calcext:value-type="float">
            <text:p>97.4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04936" calcext:value-type="float">
            <text:p>97.4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32368" calcext:value-type="float">
            <text:p>97.4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65896" calcext:value-type="float">
            <text:p>97.4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57336" calcext:value-type="float">
            <text:p>97.5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15832" calcext:value-type="float">
            <text:p>97.71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646" calcext:value-type="float">
            <text:p>97.7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74328" calcext:value-type="float">
            <text:p>97.87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28608" calcext:value-type="float">
            <text:p>97.8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89568" calcext:value-type="float">
            <text:p>97.88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41384" calcext:value-type="float">
            <text:p>97.9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17584" calcext:value-type="float">
            <text:p>98.01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18168" calcext:value-type="float">
            <text:p>98.11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58376" calcext:value-type="float">
            <text:p>98.25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44304" calcext:value-type="float">
            <text:p>98.44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51568" calcext:value-type="float">
            <text:p>98.65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82632" calcext:value-type="float">
            <text:p>98.7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61296" calcext:value-type="float">
            <text:p>98.76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05264" calcext:value-type="float">
            <text:p>98.50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38792" calcext:value-type="float">
            <text:p>98.53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1804" calcext:value-type="float">
            <text:p>98.6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66808" calcext:value-type="float">
            <text:p>98.66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21672" calcext:value-type="float">
            <text:p>98.72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85096" calcext:value-type="float">
            <text:p>98.6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91192" calcext:value-type="float">
            <text:p>98.69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58832" calcext:value-type="float">
            <text:p>98.8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73488" calcext:value-type="float">
            <text:p>98.77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91776" calcext:value-type="float">
            <text:p>98.7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25888" calcext:value-type="float">
            <text:p>98.92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44176" calcext:value-type="float">
            <text:p>98.9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13696" calcext:value-type="float">
            <text:p>98.9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25888" calcext:value-type="float">
            <text:p>98.92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56368" calcext:value-type="float">
            <text:p>98.95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43592" calcext:value-type="float">
            <text:p>98.84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2284" calcext:value-type="float">
            <text:p>98.9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3808" calcext:value-type="float">
            <text:p>98.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49688" calcext:value-type="float">
            <text:p>98.84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46056" calcext:value-type="float">
            <text:p>98.7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0092" calcext:value-type="float">
            <text:p>98.8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52736" calcext:value-type="float">
            <text:p>98.8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314" calcext:value-type="float">
            <text:p>98.8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314" calcext:value-type="float">
            <text:p>98.8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98456" calcext:value-type="float">
            <text:p>98.8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25888" calcext:value-type="float">
            <text:p>98.92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64928" calcext:value-type="float">
            <text:p>98.8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13696" calcext:value-type="float">
            <text:p>98.9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56368" calcext:value-type="float">
            <text:p>98.95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35032" calcext:value-type="float">
            <text:p>98.93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08184" calcext:value-type="float">
            <text:p>99.00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17912" calcext:value-type="float">
            <text:p>99.11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0384" calcext:value-type="float">
            <text:p>99.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3244" calcext:value-type="float">
            <text:p>99.5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5144" calcext:value-type="float">
            <text:p>99.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6668" calcext:value-type="float">
            <text:p>99.1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5144" calcext:value-type="float">
            <text:p>99.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63632" calcext:value-type="float">
            <text:p>99.1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7524" calcext:value-type="float">
            <text:p>99.0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9904" calcext:value-type="float">
            <text:p>98.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79584" calcext:value-type="float">
            <text:p>98.7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7044" calcext:value-type="float">
            <text:p>98.77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12528" calcext:value-type="float">
            <text:p>98.7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21672" calcext:value-type="float">
            <text:p>98.72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85096" calcext:value-type="float">
            <text:p>98.6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57664" calcext:value-type="float">
            <text:p>98.6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51568" calcext:value-type="float">
            <text:p>98.65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4852" calcext:value-type="float">
            <text:p>98.6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45472" calcext:value-type="float">
            <text:p>98.6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42424" calcext:value-type="float">
            <text:p>98.6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12528" calcext:value-type="float">
            <text:p>98.7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64344" calcext:value-type="float">
            <text:p>98.76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552" calcext:value-type="float">
            <text:p>98.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10064" calcext:value-type="float">
            <text:p>98.8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13696" calcext:value-type="float">
            <text:p>98.9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25888" calcext:value-type="float">
            <text:p>98.92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92944" calcext:value-type="float">
            <text:p>98.9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33152" calcext:value-type="float">
            <text:p>99.13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39832" calcext:value-type="float">
            <text:p>99.23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55656" calcext:value-type="float">
            <text:p>99.3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43464" calcext:value-type="float">
            <text:p>99.34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62336" calcext:value-type="float">
            <text:p>99.46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95864" calcext:value-type="float">
            <text:p>99.49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87888" calcext:value-type="float">
            <text:p>99.68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96448" calcext:value-type="float">
            <text:p>99.5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90936" calcext:value-type="float">
            <text:p>99.69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8296" calcext:value-type="float">
            <text:p>99.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31144" calcext:value-type="float">
            <text:p>99.83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01248" calcext:value-type="float">
            <text:p>99.90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23168" calcext:value-type="float">
            <text:p>100.02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8776" calcext:value-type="float">
            <text:p>100.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05464" calcext:value-type="float">
            <text:p>100.10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21288" calcext:value-type="float">
            <text:p>100.22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43208" calcext:value-type="float">
            <text:p>100.34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60912" calcext:value-type="float">
            <text:p>100.26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34064" calcext:value-type="float">
            <text:p>100.33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82832" calcext:value-type="float">
            <text:p>100.38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52936" calcext:value-type="float">
            <text:p>100.45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65128" calcext:value-type="float">
            <text:p>100.46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1448" calcext:value-type="float">
            <text:p>100.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57152" calcext:value-type="float">
            <text:p>100.65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74856" calcext:value-type="float">
            <text:p>100.57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99824" calcext:value-type="float">
            <text:p>100.69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46128" calcext:value-type="float">
            <text:p>100.84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888" calcext:value-type="float">
            <text:p>100.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888" calcext:value-type="float">
            <text:p>100.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31472" calcext:value-type="float">
            <text:p>100.93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77776" calcext:value-type="float">
            <text:p>101.07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9548" calcext:value-type="float">
            <text:p>100.99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68632" calcext:value-type="float">
            <text:p>101.06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57024" calcext:value-type="float">
            <text:p>101.15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66168" calcext:value-type="float">
            <text:p>101.16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75312" calcext:value-type="float">
            <text:p>101.17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51512" calcext:value-type="float">
            <text:p>101.25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91136" calcext:value-type="float">
            <text:p>101.29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94184" calcext:value-type="float">
            <text:p>101.29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42952" calcext:value-type="float">
            <text:p>101.34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79528" calcext:value-type="float">
            <text:p>101.37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58776" calcext:value-type="float">
            <text:p>101.45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77064" calcext:value-type="float">
            <text:p>101.47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25832" calcext:value-type="float">
            <text:p>101.52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10-21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84328" calcext:value-type="float">
            <text:p>101.68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5268" calcext:value-type="float">
            <text:p>101.4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34976" calcext:value-type="float">
            <text:p>101.53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47752" calcext:value-type="float">
            <text:p>101.64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8796" calcext:value-type="float">
            <text:p>101.78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20904" calcext:value-type="float">
            <text:p>101.72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8796" calcext:value-type="float">
            <text:p>101.78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24536" calcext:value-type="float">
            <text:p>101.82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08712" calcext:value-type="float">
            <text:p>101.70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94056" calcext:value-type="float">
            <text:p>101.79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91008" calcext:value-type="float">
            <text:p>101.79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58064" calcext:value-type="float">
            <text:p>101.8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5748" calcext:value-type="float">
            <text:p>101.75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63576" calcext:value-type="float">
            <text:p>101.76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48336" calcext:value-type="float">
            <text:p>101.74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45288" calcext:value-type="float">
            <text:p>101.74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14808" calcext:value-type="float">
            <text:p>101.71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30632" calcext:value-type="float">
            <text:p>101.83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20904" calcext:value-type="float">
            <text:p>101.72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3368" calcext:value-type="float">
            <text:p>101.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21488" calcext:value-type="float">
            <text:p>101.82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88544" calcext:value-type="float">
            <text:p>101.88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06832" calcext:value-type="float">
            <text:p>101.90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63576" calcext:value-type="float">
            <text:p>101.76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06248" calcext:value-type="float">
            <text:p>101.80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00152" calcext:value-type="float">
            <text:p>101.80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55016" calcext:value-type="float">
            <text:p>101.85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33096" calcext:value-type="float">
            <text:p>101.73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39192" calcext:value-type="float">
            <text:p>101.73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9652" calcext:value-type="float">
            <text:p>101.69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99568" calcext:value-type="float">
            <text:p>101.69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75184" calcext:value-type="float">
            <text:p>101.67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72136" calcext:value-type="float">
            <text:p>101.67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08712" calcext:value-type="float">
            <text:p>101.70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75184" calcext:value-type="float">
            <text:p>101.67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51384" calcext:value-type="float">
            <text:p>101.75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78816" calcext:value-type="float">
            <text:p>101.77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78816" calcext:value-type="float">
            <text:p>101.77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60528" calcext:value-type="float">
            <text:p>101.76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54432" calcext:value-type="float">
            <text:p>101.75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06248" calcext:value-type="float">
            <text:p>101.80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75768" calcext:value-type="float">
            <text:p>101.77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58064" calcext:value-type="float">
            <text:p>101.8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37312" calcext:value-type="float">
            <text:p>101.93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9464" calcext:value-type="float">
            <text:p>101.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06832" calcext:value-type="float">
            <text:p>101.90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28168" calcext:value-type="float">
            <text:p>101.92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2512" calcext:value-type="float">
            <text:p>101.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46456" calcext:value-type="float">
            <text:p>101.94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49504" calcext:value-type="float">
            <text:p>101.94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8608" calcext:value-type="float">
            <text:p>101.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6228" calcext:value-type="float">
            <text:p>102.06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71424" calcext:value-type="float">
            <text:p>102.07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43992" calcext:value-type="float">
            <text:p>102.04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50088" calcext:value-type="float">
            <text:p>102.05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86664" calcext:value-type="float">
            <text:p>102.08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80568" calcext:value-type="float">
            <text:p>102.08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20192" calcext:value-type="float">
            <text:p>102.12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59232" calcext:value-type="float">
            <text:p>102.05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68376" calcext:value-type="float">
            <text:p>102.06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50088" calcext:value-type="float">
            <text:p>102.05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8608" calcext:value-type="float">
            <text:p>101.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04368" calcext:value-type="float">
            <text:p>102.00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15392" calcext:value-type="float">
            <text:p>101.81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29464" calcext:value-type="float">
            <text:p>101.62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92888" calcext:value-type="float">
            <text:p>101.59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5936" calcext:value-type="float">
            <text:p>101.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3744" calcext:value-type="float">
            <text:p>101.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73432" calcext:value-type="float">
            <text:p>101.37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1552" calcext:value-type="float">
            <text:p>101.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78944" calcext:value-type="float">
            <text:p>101.27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72848" calcext:value-type="float">
            <text:p>101.27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50928" calcext:value-type="float">
            <text:p>101.15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44832" calcext:value-type="float">
            <text:p>101.14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77776" calcext:value-type="float">
            <text:p>101.07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71096" calcext:value-type="float">
            <text:p>100.97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126" calcext:value-type="float">
            <text:p>100.8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7544" calcext:value-type="float">
            <text:p>100.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08384" calcext:value-type="float">
            <text:p>100.60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18824" calcext:value-type="float">
            <text:p>100.31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27384" calcext:value-type="float">
            <text:p>100.22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506" calcext:value-type="float">
            <text:p>100.05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47552" calcext:value-type="float">
            <text:p>100.04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92104" calcext:value-type="float">
            <text:p>99.89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39704" calcext:value-type="float">
            <text:p>99.73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36072" calcext:value-type="float">
            <text:p>99.63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8672" calcext:value-type="float">
            <text:p>99.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55656" calcext:value-type="float">
            <text:p>99.3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36784" calcext:value-type="float">
            <text:p>99.23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11816" calcext:value-type="float">
            <text:p>99.1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9236" calcext:value-type="float">
            <text:p>98.8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89312" calcext:value-type="float">
            <text:p>98.8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21672" calcext:value-type="float">
            <text:p>98.72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05848" calcext:value-type="float">
            <text:p>98.60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74784" calcext:value-type="float">
            <text:p>98.47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49816" calcext:value-type="float">
            <text:p>98.34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25432" calcext:value-type="float">
            <text:p>98.32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34576" calcext:value-type="float">
            <text:p>98.33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91904" calcext:value-type="float">
            <text:p>98.29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218" calcext:value-type="float">
            <text:p>98.2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71864" calcext:value-type="float">
            <text:p>97.97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50528" calcext:value-type="float">
            <text:p>97.9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68232" calcext:value-type="float">
            <text:p>97.86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9508" calcext:value-type="float">
            <text:p>97.7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91448" calcext:value-type="float">
            <text:p>97.6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48776" calcext:value-type="float">
            <text:p>97.6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8172" calcext:value-type="float">
            <text:p>97.5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68944" calcext:value-type="float">
            <text:p>97.4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3788" calcext:value-type="float">
            <text:p>97.3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19592" calcext:value-type="float">
            <text:p>97.31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19008" calcext:value-type="float">
            <text:p>97.2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38592" calcext:value-type="float">
            <text:p>96.93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32496" calcext:value-type="float">
            <text:p>96.9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86776" calcext:value-type="float">
            <text:p>96.88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95336" calcext:value-type="float">
            <text:p>96.79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09992" calcext:value-type="float">
            <text:p>96.70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5208" calcext:value-type="float">
            <text:p>96.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1492" calcext:value-type="float">
            <text:p>96.51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86904" calcext:value-type="float">
            <text:p>96.38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31456" calcext:value-type="float">
            <text:p>96.23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2724" calcext:value-type="float">
            <text:p>96.02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62648" calcext:value-type="float">
            <text:p>95.8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86448" calcext:value-type="float">
            <text:p>95.78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73088" calcext:value-type="float">
            <text:p>95.5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79184" calcext:value-type="float">
            <text:p>95.5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4812" calcext:value-type="float">
            <text:p>95.4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77432" calcext:value-type="float">
            <text:p>95.27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37224" calcext:value-type="float">
            <text:p>95.13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7568" calcext:value-type="float">
            <text:p>94.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65368" calcext:value-type="float">
            <text:p>94.76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06872" calcext:value-type="float">
            <text:p>94.6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0324" calcext:value-type="float">
            <text:p>94.5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38648" calcext:value-type="float">
            <text:p>94.3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99024" calcext:value-type="float">
            <text:p>94.2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02784" calcext:value-type="float">
            <text:p>93.9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14976" calcext:value-type="float">
            <text:p>93.9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11344" calcext:value-type="float">
            <text:p>93.8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46752" calcext:value-type="float">
            <text:p>93.6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5836" calcext:value-type="float">
            <text:p>93.5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76648" calcext:value-type="float">
            <text:p>93.5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08424" calcext:value-type="float">
            <text:p>93.3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20032" calcext:value-type="float">
            <text:p>93.2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80408" calcext:value-type="float">
            <text:p>93.1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3352" calcext:value-type="float">
            <text:p>92.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36568" calcext:value-type="float">
            <text:p>92.93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0304" calcext:value-type="float">
            <text:p>92.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48176" calcext:value-type="float">
            <text:p>92.84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20744" calcext:value-type="float">
            <text:p>92.82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92728" calcext:value-type="float">
            <text:p>92.69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83584" calcext:value-type="float">
            <text:p>92.68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1348" calcext:value-type="float">
            <text:p>92.6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77488" calcext:value-type="float">
            <text:p>92.67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95776" calcext:value-type="float">
            <text:p>92.69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2016" calcext:value-type="float">
            <text:p>92.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86048" calcext:value-type="float">
            <text:p>92.5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9156" calcext:value-type="float">
            <text:p>92.4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09264" calcext:value-type="float">
            <text:p>92.4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26968" calcext:value-type="float">
            <text:p>92.3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87344" calcext:value-type="float">
            <text:p>92.2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47136" calcext:value-type="float">
            <text:p>92.1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68472" calcext:value-type="float">
            <text:p>92.1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43504" calcext:value-type="float">
            <text:p>92.0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13024" calcext:value-type="float">
            <text:p>92.0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85592" calcext:value-type="float">
            <text:p>91.9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48432" calcext:value-type="float">
            <text:p>91.8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63672" calcext:value-type="float">
            <text:p>91.8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14904" calcext:value-type="float">
            <text:p>91.8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66136" calcext:value-type="float">
            <text:p>91.7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65552" calcext:value-type="float">
            <text:p>91.6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2956" calcext:value-type="float">
            <text:p>91.7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71648" calcext:value-type="float">
            <text:p>91.6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22296" calcext:value-type="float">
            <text:p>91.5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07056" calcext:value-type="float">
            <text:p>91.5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94864" calcext:value-type="float">
            <text:p>91.4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79624" calcext:value-type="float">
            <text:p>91.4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43048" calcext:value-type="float">
            <text:p>91.4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82088" calcext:value-type="float">
            <text:p>91.3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69896" calcext:value-type="float">
            <text:p>91.3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60752" calcext:value-type="float">
            <text:p>91.3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08936" calcext:value-type="float">
            <text:p>91.3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99792" calcext:value-type="float">
            <text:p>91.2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78456" calcext:value-type="float">
            <text:p>91.2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93696" calcext:value-type="float">
            <text:p>91.2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57704" calcext:value-type="float">
            <text:p>91.3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66848" calcext:value-type="float">
            <text:p>91.3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51024" calcext:value-type="float">
            <text:p>91.2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24176" calcext:value-type="float">
            <text:p>91.3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75408" calcext:value-type="float">
            <text:p>91.2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11984" calcext:value-type="float">
            <text:p>91.3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53488" calcext:value-type="float">
            <text:p>91.1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59" calcext:value-type="float">
            <text:p>91.0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22424" calcext:value-type="float">
            <text:p>91.0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15744" calcext:value-type="float">
            <text:p>90.9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83384" calcext:value-type="float">
            <text:p>91.0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07184" calcext:value-type="float">
            <text:p>91.0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52904" calcext:value-type="float">
            <text:p>91.0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77288" calcext:value-type="float">
            <text:p>91.0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26056" calcext:value-type="float">
            <text:p>91.1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49272" calcext:value-type="float">
            <text:p>90.9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61464" calcext:value-type="float">
            <text:p>90.9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64512" calcext:value-type="float">
            <text:p>90.9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70608" calcext:value-type="float">
            <text:p>90.9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0472" calcext:value-type="float">
            <text:p>91.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37664" calcext:value-type="float">
            <text:p>91.0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2184" calcext:value-type="float">
            <text:p>90.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73072" calcext:value-type="float">
            <text:p>90.8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57248" calcext:value-type="float">
            <text:p>90.7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32864" calcext:value-type="float">
            <text:p>90.7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3896" calcext:value-type="float">
            <text:p>90.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72488" calcext:value-type="float">
            <text:p>90.7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9324" calcext:value-type="float">
            <text:p>90.6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26184" calcext:value-type="float">
            <text:p>90.6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89608" calcext:value-type="float">
            <text:p>90.5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77416" calcext:value-type="float">
            <text:p>90.5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8656" calcext:value-type="float">
            <text:p>90.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85976" calcext:value-type="float">
            <text:p>90.4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98752" calcext:value-type="float">
            <text:p>90.5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52448" calcext:value-type="float">
            <text:p>90.4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84808" calcext:value-type="float">
            <text:p>90.2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0696" calcext:value-type="float">
            <text:p>90.1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2268" calcext:value-type="float">
            <text:p>90.0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61136" calcext:value-type="float">
            <text:p>89.8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5504" calcext:value-type="float">
            <text:p>89.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14832" calcext:value-type="float">
            <text:p>89.7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77672" calcext:value-type="float">
            <text:p>89.5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25856" calcext:value-type="float">
            <text:p>89.5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9784" calcext:value-type="float">
            <text:p>89.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4544" calcext:value-type="float">
            <text:p>89.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72288" calcext:value-type="float">
            <text:p>89.1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10744" calcext:value-type="float">
            <text:p>89.0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31496" calcext:value-type="float">
            <text:p>88.9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04064" calcext:value-type="float">
            <text:p>88.9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67488" calcext:value-type="float">
            <text:p>88.8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6444" calcext:value-type="float">
            <text:p>88.8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21768" calcext:value-type="float">
            <text:p>88.8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17424" calcext:value-type="float">
            <text:p>89.1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95504" calcext:value-type="float">
            <text:p>88.9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05232" calcext:value-type="float">
            <text:p>89.1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22936" calcext:value-type="float">
            <text:p>89.0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254" calcext:value-type="float">
            <text:p>88.9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73" calcext:value-type="float">
            <text:p>88.7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09576" calcext:value-type="float">
            <text:p>88.8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9492" calcext:value-type="float">
            <text:p>88.8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254" calcext:value-type="float">
            <text:p>88.9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74168" calcext:value-type="float">
            <text:p>88.9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92456" calcext:value-type="float">
            <text:p>88.9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60808" calcext:value-type="float">
            <text:p>88.7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09576" calcext:value-type="float">
            <text:p>88.8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0536" calcext:value-type="float">
            <text:p>88.8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99136" calcext:value-type="float">
            <text:p>89.0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59512" calcext:value-type="float">
            <text:p>89.0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86944" calcext:value-type="float">
            <text:p>89.0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86944" calcext:value-type="float">
            <text:p>89.0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98552" calcext:value-type="float">
            <text:p>88.9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13792" calcext:value-type="float">
            <text:p>89.0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99136" calcext:value-type="float">
            <text:p>89.0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69824" calcext:value-type="float">
            <text:p>89.2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70408" calcext:value-type="float">
            <text:p>89.3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112" calcext:value-type="float">
            <text:p>89.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08864" calcext:value-type="float">
            <text:p>89.2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14376" calcext:value-type="float">
            <text:p>89.1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28448" calcext:value-type="float">
            <text:p>88.9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3208" calcext:value-type="float">
            <text:p>89.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07112" calcext:value-type="float">
            <text:p>88.9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59512" calcext:value-type="float">
            <text:p>89.0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6256" calcext:value-type="float">
            <text:p>89.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7216" calcext:value-type="float">
            <text:p>89.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27024" calcext:value-type="float">
            <text:p>89.7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00176" calcext:value-type="float">
            <text:p>89.8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37336" calcext:value-type="float">
            <text:p>89.9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55624" calcext:value-type="float">
            <text:p>89.9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37336" calcext:value-type="float">
            <text:p>89.9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21512" calcext:value-type="float">
            <text:p>89.8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8552" calcext:value-type="float">
            <text:p>89.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12952" calcext:value-type="float">
            <text:p>89.9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55624" calcext:value-type="float">
            <text:p>89.9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89736" calcext:value-type="float">
            <text:p>90.0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23264" calcext:value-type="float">
            <text:p>90.1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5608" calcext:value-type="float">
            <text:p>90.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1704" calcext:value-type="float">
            <text:p>90.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3228" calcext:value-type="float">
            <text:p>90.6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1036" calcext:value-type="float">
            <text:p>90.5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59128" calcext:value-type="float">
            <text:p>90.5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9324" calcext:value-type="float">
            <text:p>90.6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02968" calcext:value-type="float">
            <text:p>90.8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87144" calcext:value-type="float">
            <text:p>90.6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6944" calcext:value-type="float">
            <text:p>90.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09064" calcext:value-type="float">
            <text:p>90.8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0848" calcext:value-type="float">
            <text:p>90.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32864" calcext:value-type="float">
            <text:p>90.7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85264" calcext:value-type="float">
            <text:p>90.8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16328" calcext:value-type="float">
            <text:p>91.0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37664" calcext:value-type="float">
            <text:p>91.0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44344" calcext:value-type="float">
            <text:p>91.1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0472" calcext:value-type="float">
            <text:p>91.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7424" calcext:value-type="float">
            <text:p>91.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44344" calcext:value-type="float">
            <text:p>91.1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69312" calcext:value-type="float">
            <text:p>91.2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54656" calcext:value-type="float">
            <text:p>91.3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4" calcext:value-type="float">
            <text:p>91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28392" calcext:value-type="float">
            <text:p>91.5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01544" calcext:value-type="float">
            <text:p>91.6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80792" calcext:value-type="float">
            <text:p>91.6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0576" calcext:value-type="float">
            <text:p>91.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30144" calcext:value-type="float">
            <text:p>91.8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46552" calcext:value-type="float">
            <text:p>92.0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39872" calcext:value-type="float">
            <text:p>91.9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34944" calcext:value-type="float">
            <text:p>92.1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10-29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4292" calcext:value-type="float">
            <text:p>91.9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67888" calcext:value-type="float">
            <text:p>92.0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04464" calcext:value-type="float">
            <text:p>92.1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44672" calcext:value-type="float">
            <text:p>92.2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12312" calcext:value-type="float">
            <text:p>92.4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73856" calcext:value-type="float">
            <text:p>92.5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01288" calcext:value-type="float">
            <text:p>92.60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38448" calcext:value-type="float">
            <text:p>92.73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3352" calcext:value-type="float">
            <text:p>92.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52976" calcext:value-type="float">
            <text:p>93.15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49344" calcext:value-type="float">
            <text:p>93.04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70808" calcext:value-type="float">
            <text:p>92.57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25672" calcext:value-type="float">
            <text:p>92.62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73856" calcext:value-type="float">
            <text:p>92.5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07384" calcext:value-type="float">
            <text:p>92.6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46424" calcext:value-type="float">
            <text:p>92.54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54984" calcext:value-type="float">
            <text:p>92.4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3728" calcext:value-type="float">
            <text:p>92.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16528" calcext:value-type="float">
            <text:p>92.6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2016" calcext:value-type="float">
            <text:p>92.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28136" calcext:value-type="float">
            <text:p>92.5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18992" calcext:value-type="float">
            <text:p>92.5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20872" calcext:value-type="float">
            <text:p>92.3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74568" calcext:value-type="float">
            <text:p>92.1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19704" calcext:value-type="float">
            <text:p>92.1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4292" calcext:value-type="float">
            <text:p>91.9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09976" calcext:value-type="float">
            <text:p>92.0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70936" calcext:value-type="float">
            <text:p>92.0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74568" calcext:value-type="float">
            <text:p>92.1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02" calcext:value-type="float">
            <text:p>92.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53816" calcext:value-type="float">
            <text:p>92.25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544" calcext:value-type="float">
            <text:p>92.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14776" calcext:value-type="float">
            <text:p>92.3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66008" calcext:value-type="float">
            <text:p>92.26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35528" calcext:value-type="float">
            <text:p>92.23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02" calcext:value-type="float">
            <text:p>92.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7152" calcext:value-type="float">
            <text:p>92.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04464" calcext:value-type="float">
            <text:p>92.1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37992" calcext:value-type="float">
            <text:p>92.1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86176" calcext:value-type="float">
            <text:p>92.0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43504" calcext:value-type="float">
            <text:p>92.0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8864" calcext:value-type="float">
            <text:p>91.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03752" calcext:value-type="float">
            <text:p>92.50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05632" calcext:value-type="float">
            <text:p>92.3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50896" calcext:value-type="float">
            <text:p>91.7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56992" calcext:value-type="float">
            <text:p>91.7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87472" calcext:value-type="float">
            <text:p>91.7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81376" calcext:value-type="float">
            <text:p>91.7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686" calcext:value-type="float">
            <text:p>91.6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56408" calcext:value-type="float">
            <text:p>91.6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08224" calcext:value-type="float">
            <text:p>91.7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8384" calcext:value-type="float">
            <text:p>91.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71064" calcext:value-type="float">
            <text:p>91.5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2288" calcext:value-type="float">
            <text:p>91.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78912" calcext:value-type="float">
            <text:p>91.8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49728" calcext:value-type="float">
            <text:p>91.5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72944" calcext:value-type="float">
            <text:p>91.3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21128" calcext:value-type="float">
            <text:p>91.3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90648" calcext:value-type="float">
            <text:p>91.2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60168" calcext:value-type="float">
            <text:p>91.2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32152" calcext:value-type="float">
            <text:p>91.1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32152" calcext:value-type="float">
            <text:p>91.1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17496" calcext:value-type="float">
            <text:p>91.2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78456" calcext:value-type="float">
            <text:p>91.2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93696" calcext:value-type="float">
            <text:p>91.2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9616" calcext:value-type="float">
            <text:p>91.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32736" calcext:value-type="float">
            <text:p>91.2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17496" calcext:value-type="float">
            <text:p>91.2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876" calcext:value-type="float">
            <text:p>91.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46808" calcext:value-type="float">
            <text:p>91.0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114" calcext:value-type="float">
            <text:p>91.2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52904" calcext:value-type="float">
            <text:p>91.0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66976" calcext:value-type="float">
            <text:p>90.8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43176" calcext:value-type="float">
            <text:p>90.9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59" calcext:value-type="float">
            <text:p>91.0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16912" calcext:value-type="float">
            <text:p>91.1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98624" calcext:value-type="float">
            <text:p>91.0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07768" calcext:value-type="float">
            <text:p>91.1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32152" calcext:value-type="float">
            <text:p>91.1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25472" calcext:value-type="float">
            <text:p>91.0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25472" calcext:value-type="float">
            <text:p>91.0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40712" calcext:value-type="float">
            <text:p>91.0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49856" calcext:value-type="float">
            <text:p>91.0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01088" calcext:value-type="float">
            <text:p>91.0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2852" calcext:value-type="float">
            <text:p>91.0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94992" calcext:value-type="float">
            <text:p>90.9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79168" calcext:value-type="float">
            <text:p>90.8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85848" calcext:value-type="float">
            <text:p>90.9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47976" calcext:value-type="float">
            <text:p>91.2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85008" calcext:value-type="float">
            <text:p>91.8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19832" calcext:value-type="float">
            <text:p>91.6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04136" calcext:value-type="float">
            <text:p>91.0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43176" calcext:value-type="float">
            <text:p>90.9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66264" calcext:value-type="float">
            <text:p>91.2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6192" calcext:value-type="float">
            <text:p>91.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54528" calcext:value-type="float">
            <text:p>91.8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09976" calcext:value-type="float">
            <text:p>92.0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13864" calcext:value-type="float">
            <text:p>91.1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95576" calcext:value-type="float">
            <text:p>91.0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94408" calcext:value-type="float">
            <text:p>90.8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85976" calcext:value-type="float">
            <text:p>90.4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74368" calcext:value-type="float">
            <text:p>90.5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41296" calcext:value-type="float">
            <text:p>91.1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56992" calcext:value-type="float">
            <text:p>91.7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43504" calcext:value-type="float">
            <text:p>92.0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21" calcext:value-type="float">
            <text:p>91.8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86176" calcext:value-type="float">
            <text:p>92.0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12896" calcext:value-type="float">
            <text:p>92.5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2872" calcext:value-type="float">
            <text:p>92.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25544" calcext:value-type="float">
            <text:p>93.1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8508" calcext:value-type="float">
            <text:p>93.9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93512" calcext:value-type="float">
            <text:p>94.3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39232" calcext:value-type="float">
            <text:p>94.4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91632" calcext:value-type="float">
            <text:p>94.5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80024" calcext:value-type="float">
            <text:p>94.68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2056" calcext:value-type="float">
            <text:p>95.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80024" calcext:value-type="float">
            <text:p>94.68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0804" calcext:value-type="float">
            <text:p>94.80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0176" calcext:value-type="float">
            <text:p>97.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1784" calcext:value-type="float">
            <text:p>97.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0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3808" calcext:value-type="float">
            <text:p>98.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6688" calcext:value-type="float">
            <text:p>100.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59872" calcext:value-type="float">
            <text:p>99.5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59872" calcext:value-type="float">
            <text:p>99.5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59872" calcext:value-type="float">
            <text:p>99.5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59872" calcext:value-type="float">
            <text:p>99.5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13568" calcext:value-type="float">
            <text:p>99.41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59872" calcext:value-type="float">
            <text:p>99.5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50144" calcext:value-type="float">
            <text:p>99.45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65968" calcext:value-type="float">
            <text:p>99.5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96448" calcext:value-type="float">
            <text:p>99.5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44632" calcext:value-type="float">
            <text:p>99.5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80496" calcext:value-type="float">
            <text:p>99.98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94184" calcext:value-type="float">
            <text:p>101.29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57736" calcext:value-type="float">
            <text:p>100.75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65128" calcext:value-type="float">
            <text:p>100.46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8108" calcext:value-type="float">
            <text:p>100.08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982" calcext:value-type="float">
            <text:p>99.8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0008" calcext:value-type="float">
            <text:p>99.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886" calcext:value-type="float">
            <text:p>99.2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18624" calcext:value-type="float">
            <text:p>98.71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52864" calcext:value-type="float">
            <text:p>98.35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694" calcext:value-type="float">
            <text:p>98.0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692" calcext:value-type="float">
            <text:p>96.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12712" calcext:value-type="float">
            <text:p>95.6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25744" calcext:value-type="float">
            <text:p>94.72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86376" calcext:value-type="float">
            <text:p>93.6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35856" calcext:value-type="float">
            <text:p>93.3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64" calcext:value-type="float">
            <text:p>92.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10304" calcext:value-type="float">
            <text:p>93.11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64584" calcext:value-type="float">
            <text:p>93.06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95776" calcext:value-type="float">
            <text:p>92.69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03752" calcext:value-type="float">
            <text:p>92.50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53816" calcext:value-type="float">
            <text:p>92.25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38448" calcext:value-type="float">
            <text:p>92.73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44544" calcext:value-type="float">
            <text:p>92.74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17112" calcext:value-type="float">
            <text:p>92.7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33648" calcext:value-type="float">
            <text:p>92.4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82544" calcext:value-type="float">
            <text:p>91.9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98496" calcext:value-type="float">
            <text:p>91.5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81632" calcext:value-type="float">
            <text:p>90.7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89736" calcext:value-type="float">
            <text:p>90.0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27608" calcext:value-type="float">
            <text:p>89.8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06984" calcext:value-type="float">
            <text:p>89.4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016" calcext:value-type="float">
            <text:p>89.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92584" calcext:value-type="float">
            <text:p>88.4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75464" calcext:value-type="float">
            <text:p>88.6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19176" calcext:value-type="float">
            <text:p>89.4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05688" calcext:value-type="float">
            <text:p>89.7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69112" calcext:value-type="float">
            <text:p>89.6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57048" calcext:value-type="float">
            <text:p>89.1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86032" calcext:value-type="float">
            <text:p>87.8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61776" calcext:value-type="float">
            <text:p>87.3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08208" calcext:value-type="float">
            <text:p>87.0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06912" calcext:value-type="float">
            <text:p>87.3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56848" calcext:value-type="float">
            <text:p>87.5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10416" calcext:value-type="float">
            <text:p>87.9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21896" calcext:value-type="float">
            <text:p>88.3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15672" calcext:value-type="float">
            <text:p>88.8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44856" calcext:value-type="float">
            <text:p>89.1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82016" calcext:value-type="float">
            <text:p>89.2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54456" calcext:value-type="float">
            <text:p>89.7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90904" calcext:value-type="float">
            <text:p>90.2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93824" calcext:value-type="float">
            <text:p>90.7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17952" calcext:value-type="float">
            <text:p>91.8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47392" calcext:value-type="float">
            <text:p>91.1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25344" calcext:value-type="float">
            <text:p>91.5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53488" calcext:value-type="float">
            <text:p>91.1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77744" calcext:value-type="float">
            <text:p>91.6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17952" calcext:value-type="float">
            <text:p>91.8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0868" calcext:value-type="float">
            <text:p>92.3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1452" calcext:value-type="float">
            <text:p>93.3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58944" calcext:value-type="float">
            <text:p>93.6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92344" calcext:value-type="float">
            <text:p>94.1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6044" calcext:value-type="float">
            <text:p>94.9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64528" calcext:value-type="float">
            <text:p>95.66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23024" calcext:value-type="float">
            <text:p>95.8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66864" calcext:value-type="float">
            <text:p>96.0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93" calcext:value-type="float">
            <text:p>96.3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58176" calcext:value-type="float">
            <text:p>96.65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9-10-01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01432" calcext:value-type="float">
            <text:p>96.80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76464" calcext:value-type="float">
            <text:p>96.67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03312" calcext:value-type="float">
            <text:p>96.60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12456" calcext:value-type="float">
            <text:p>96.61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27696" calcext:value-type="float">
            <text:p>96.62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12456" calcext:value-type="float">
            <text:p>96.61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5396" calcext:value-type="float">
            <text:p>96.45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00392" calcext:value-type="float">
            <text:p>96.10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87616" calcext:value-type="float">
            <text:p>95.98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09792" calcext:value-type="float">
            <text:p>95.1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83784" calcext:value-type="float">
            <text:p>94.2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78528" calcext:value-type="float">
            <text:p>93.3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02584" calcext:value-type="float">
            <text:p>92.30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2476" calcext:value-type="float">
            <text:p>91.4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92656" calcext:value-type="float">
            <text:p>90.5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20928" calcext:value-type="float">
            <text:p>89.7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92456" calcext:value-type="float">
            <text:p>88.9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91416" calcext:value-type="float">
            <text:p>88.2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10416" calcext:value-type="float">
            <text:p>87.9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33632" calcext:value-type="float">
            <text:p>87.7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14176" calcext:value-type="float">
            <text:p>87.5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89208" calcext:value-type="float">
            <text:p>87.3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89208" calcext:value-type="float">
            <text:p>87.3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72216" calcext:value-type="float">
            <text:p>87.0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97312" calcext:value-type="float">
            <text:p>86.6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19944" calcext:value-type="float">
            <text:p>86.4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42576" calcext:value-type="float">
            <text:p>86.1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97568" calcext:value-type="float">
            <text:p>85.6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6592" calcext:value-type="float">
            <text:p>85.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26296" calcext:value-type="float">
            <text:p>85.4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46464" calcext:value-type="float">
            <text:p>85.2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75192" calcext:value-type="float">
            <text:p>84.9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48" calcext:value-type="float">
            <text:p>84.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80504" calcext:value-type="float">
            <text:p>83.2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91656" calcext:value-type="float">
            <text:p>82.5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02224" calcext:value-type="float">
            <text:p>81.8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05528" calcext:value-type="float">
            <text:p>80.8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11168" calcext:value-type="float">
            <text:p>80.2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85032" calcext:value-type="float">
            <text:p>79.8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35552" calcext:value-type="float">
            <text:p>80.2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15384" calcext:value-type="float">
            <text:p>80.4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56632" calcext:value-type="float">
            <text:p>81.2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99304" calcext:value-type="float">
            <text:p>81.2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102" calcext:value-type="float">
            <text:p>81.6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09488" calcext:value-type="float">
            <text:p>82.0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74664" calcext:value-type="float">
            <text:p>82.2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01968" calcext:value-type="float">
            <text:p>82.8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152" calcext:value-type="float">
            <text:p>83.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8764" calcext:value-type="float">
            <text:p>83.9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17992" calcext:value-type="float">
            <text:p>84.5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69096" calcext:value-type="float">
            <text:p>84.9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28176" calcext:value-type="float">
            <text:p>85.2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68968" calcext:value-type="float">
            <text:p>85.4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8596" calcext:value-type="float">
            <text:p>85.7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24288" calcext:value-type="float">
            <text:p>86.1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42448" calcext:value-type="float">
            <text:p>86.6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19816" calcext:value-type="float">
            <text:p>86.9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80064" calcext:value-type="float">
            <text:p>87.3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15344" calcext:value-type="float">
            <text:p>87.7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42064" calcext:value-type="float">
            <text:p>88.1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60224" calcext:value-type="float">
            <text:p>88.6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63728" calcext:value-type="float">
            <text:p>89.2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984" calcext:value-type="float">
            <text:p>90.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04136" calcext:value-type="float">
            <text:p>91.0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50312" calcext:value-type="float">
            <text:p>91.6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8008" calcext:value-type="float">
            <text:p>92.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01416" calcext:value-type="float">
            <text:p>92.1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164" calcext:value-type="float">
            <text:p>93.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81576" calcext:value-type="float">
            <text:p>93.3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8-10-09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4792" calcext:value-type="float">
            <text:p>93.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37608" calcext:value-type="float">
            <text:p>93.6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38192" calcext:value-type="float">
            <text:p>93.7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13224" calcext:value-type="float">
            <text:p>93.6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64328" calcext:value-type="float">
            <text:p>94.0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44744" calcext:value-type="float">
            <text:p>94.3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88" calcext:value-type="float">
            <text:p>94.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56808" calcext:value-type="float">
            <text:p>94.85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54472" calcext:value-type="float">
            <text:p>94.4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31384" calcext:value-type="float">
            <text:p>94.1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81448" calcext:value-type="float">
            <text:p>93.8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99152" calcext:value-type="float">
            <text:p>93.7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29048" calcext:value-type="float">
            <text:p>93.7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5356" calcext:value-type="float">
            <text:p>93.2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85008" calcext:value-type="float">
            <text:p>91.8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13152" calcext:value-type="float">
            <text:p>91.5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67104" calcext:value-type="float">
            <text:p>90.3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2644" calcext:value-type="float">
            <text:p>89.6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254" calcext:value-type="float">
            <text:p>88.9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17096" calcext:value-type="float">
            <text:p>88.0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30128" calcext:value-type="float">
            <text:p>87.1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6696" calcext:value-type="float">
            <text:p>86.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9452" calcext:value-type="float">
            <text:p>85.6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51392" calcext:value-type="float">
            <text:p>85.0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3088" calcext:value-type="float">
            <text:p>84.1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53656" calcext:value-type="float">
            <text:p>83.3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86728" calcext:value-type="float">
            <text:p>82.7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8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10528" calcext:value-type="float">
            <text:p>82.7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8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3984" calcext:value-type="float">
            <text:p>82.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8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51448" calcext:value-type="float">
            <text:p>82.4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8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08192" calcext:value-type="float">
            <text:p>82.3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8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5508" calcext:value-type="float">
            <text:p>82.5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5508" calcext:value-type="float">
            <text:p>82.5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8932" calcext:value-type="float">
            <text:p>82.1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8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46064" calcext:value-type="float">
            <text:p>82.0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8-04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68696" calcext:value-type="float">
            <text:p>81.7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8-04-1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99176" calcext:value-type="float">
            <text:p>81.7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8-04-0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20512" calcext:value-type="float">
            <text:p>81.8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66816" calcext:value-type="float">
            <text:p>81.9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8-03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05272" calcext:value-type="float">
            <text:p>81.8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8-03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85104" calcext:value-type="float">
            <text:p>81.9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8-03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29528" calcext:value-type="float">
            <text:p>82.3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8-03-1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63056" calcext:value-type="float">
            <text:p>82.3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8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89776" calcext:value-type="float">
            <text:p>82.7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8-02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95744" calcext:value-type="float">
            <text:p>83.2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8-02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05344" calcext:value-type="float">
            <text:p>83.9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8-02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28432" calcext:value-type="float">
            <text:p>84.2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8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02168" calcext:value-type="float">
            <text:p>84.4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8-02-0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61832" calcext:value-type="float">
            <text:p>84.7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8-01-3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31096" calcext:value-type="float">
            <text:p>85.7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8-01-2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59112" calcext:value-type="float">
            <text:p>85.8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8-01-2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64752" calcext:value-type="float">
            <text:p>85.2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8-01-1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37192" calcext:value-type="float">
            <text:p>85.7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8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22536" calcext:value-type="float">
            <text:p>85.8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8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9076" calcext:value-type="float">
            <text:p>86.0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7-12-3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91344" calcext:value-type="float">
            <text:p>86.1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7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53472" calcext:value-type="float">
            <text:p>86.4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7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52176" calcext:value-type="float">
            <text:p>86.7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7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204" calcext:value-type="float">
            <text:p>87.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7-12-1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97768" calcext:value-type="float">
            <text:p>87.2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7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6744" calcext:value-type="float">
            <text:p>87.4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7-11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51336" calcext:value-type="float">
            <text:p>87.6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7-11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82984" calcext:value-type="float">
            <text:p>87.8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7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51208" calcext:value-type="float">
            <text:p>88.1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7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5296" calcext:value-type="float">
            <text:p>88.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7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99136" calcext:value-type="float">
            <text:p>89.0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7-11-0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42392" calcext:value-type="float">
            <text:p>89.2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7-10-3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83768" calcext:value-type="float">
            <text:p>89.5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7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8072" calcext:value-type="float">
            <text:p>89.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1788" calcext:value-type="float">
            <text:p>89.7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7-10-1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12952" calcext:value-type="float">
            <text:p>89.9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7-10-1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40968" calcext:value-type="float">
            <text:p>90.0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7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00048" calcext:value-type="float">
            <text:p>90.3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7-10-04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41424" calcext:value-type="float">
            <text:p>90.6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7-10-0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4752" calcext:value-type="float">
            <text:p>90.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7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87144" calcext:value-type="float">
            <text:p>90.6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7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0556" calcext:value-type="float">
            <text:p>90.2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20928" calcext:value-type="float">
            <text:p>89.7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7-09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31368" calcext:value-type="float">
            <text:p>89.4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7-09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52832" calcext:value-type="float">
            <text:p>88.9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7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6256" calcext:value-type="float">
            <text:p>89.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7-08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75336" calcext:value-type="float">
            <text:p>89.1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7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08992" calcext:value-type="float">
            <text:p>88.7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7-08-1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57888" calcext:value-type="float">
            <text:p>88.2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7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34216" calcext:value-type="float">
            <text:p>87.8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7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05032" calcext:value-type="float">
            <text:p>87.5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7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3272" calcext:value-type="float">
            <text:p>86.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7-07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66376" calcext:value-type="float">
            <text:p>86.0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7-07-2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75192" calcext:value-type="float">
            <text:p>84.9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7-07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10144" calcext:value-type="float">
            <text:p>84.2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7-07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79792" calcext:value-type="float">
            <text:p>83.6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7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85432" calcext:value-type="float">
            <text:p>83.0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7972" calcext:value-type="float">
            <text:p>81.5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7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21368" calcext:value-type="float">
            <text:p>85.6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7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21368" calcext:value-type="float">
            <text:p>85.6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92168" calcext:value-type="float">
            <text:p>80.5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7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8912" calcext:value-type="float">
            <text:p>80.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7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8912" calcext:value-type="float">
            <text:p>80.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7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06568" calcext:value-type="float">
            <text:p>81.5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7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06568" calcext:value-type="float">
            <text:p>81.5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7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06568" calcext:value-type="float">
            <text:p>81.5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0352" calcext:value-type="float">
            <text:p>81.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7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0352" calcext:value-type="float">
            <text:p>81.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7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94376" calcext:value-type="float">
            <text:p>81.4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9204" calcext:value-type="float">
            <text:p>81.0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7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9204" calcext:value-type="float">
            <text:p>81.0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7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0436" calcext:value-type="float">
            <text:p>80.6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58512" calcext:value-type="float">
            <text:p>81.0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7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18888" calcext:value-type="float">
            <text:p>81.0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244" calcext:value-type="float">
            <text:p>80.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7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23104" calcext:value-type="float">
            <text:p>81.2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7-03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82896" calcext:value-type="float">
            <text:p>81.0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8112" calcext:value-type="float">
            <text:p>81.6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7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76544" calcext:value-type="float">
            <text:p>82.0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7-03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96584" calcext:value-type="float">
            <text:p>82.3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7-03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19088" calcext:value-type="float">
            <text:p>82.6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7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9224" calcext:value-type="float">
            <text:p>82.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7-02-2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67856" calcext:value-type="float">
            <text:p>82.6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7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4172" calcext:value-type="float">
            <text:p>82.3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7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54496" calcext:value-type="float">
            <text:p>82.4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7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25768" calcext:value-type="float">
            <text:p>82.7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7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40424" calcext:value-type="float">
            <text:p>82.6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2648" calcext:value-type="float">
            <text:p>82.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7-01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4172" calcext:value-type="float">
            <text:p>82.3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7-01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18632" calcext:value-type="float">
            <text:p>82.0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7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22848" calcext:value-type="float">
            <text:p>82.2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7-0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06896" calcext:value-type="float">
            <text:p>82.6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7-01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15328" calcext:value-type="float">
            <text:p>83.0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7-01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16496" calcext:value-type="float">
            <text:p>83.2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6-12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90816" calcext:value-type="float">
            <text:p>83.4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6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0664" calcext:value-type="float">
            <text:p>83.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6-12-2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03592" calcext:value-type="float">
            <text:p>83.6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6-12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6572" calcext:value-type="float">
            <text:p>83.8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6-12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6512" calcext:value-type="float">
            <text:p>84.1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6-12-1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61248" calcext:value-type="float">
            <text:p>84.6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6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97696" calcext:value-type="float">
            <text:p>85.1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6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63912" calcext:value-type="float">
            <text:p>86.1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6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6132" calcext:value-type="float">
            <text:p>86.7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6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93552" calcext:value-type="float">
            <text:p>87.0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6-1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03536" calcext:value-type="float">
            <text:p>86.2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6-11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82072" calcext:value-type="float">
            <text:p>86.6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6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06328" calcext:value-type="float">
            <text:p>87.2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6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2144" calcext:value-type="float">
            <text:p>87.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6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69624" calcext:value-type="float">
            <text:p>87.6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6-10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54384" calcext:value-type="float">
            <text:p>87.6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6-10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32464" calcext:value-type="float">
            <text:p>87.5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6-10-17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9764" calcext:value-type="float">
            <text:p>87.7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6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33048" calcext:value-type="float">
            <text:p>87.6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6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31752" calcext:value-type="float">
            <text:p>87.9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6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36552" calcext:value-type="float">
            <text:p>88.2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6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2916" calcext:value-type="float">
            <text:p>88.5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6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97384" calcext:value-type="float">
            <text:p>88.7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6-09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71832" calcext:value-type="float">
            <text:p>88.5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6-09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9868" calcext:value-type="float">
            <text:p>88.4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6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15672" calcext:value-type="float">
            <text:p>88.8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6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96672" calcext:value-type="float">
            <text:p>89.1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984" calcext:value-type="float">
            <text:p>90.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6-08-2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0556" calcext:value-type="float">
            <text:p>90.2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6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13992" calcext:value-type="float">
            <text:p>90.6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6-08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65936" calcext:value-type="float">
            <text:p>90.1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6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3688" calcext:value-type="float">
            <text:p>89.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6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682" calcext:value-type="float">
            <text:p>88.4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6-07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824" calcext:value-type="float">
            <text:p>87.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6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37392" calcext:value-type="float">
            <text:p>87.3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6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32" calcext:value-type="float">
            <text:p>86.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6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02952" calcext:value-type="float">
            <text:p>86.1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6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04248" calcext:value-type="float">
            <text:p>85.8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6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068" calcext:value-type="float">
            <text:p>85.4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6-06-2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51848" calcext:value-type="float">
            <text:p>85.6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6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93936" calcext:value-type="float">
            <text:p>85.5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6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28048" calcext:value-type="float">
            <text:p>85.7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6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04832" calcext:value-type="float">
            <text:p>85.9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6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57944" calcext:value-type="float">
            <text:p>85.6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6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56648" calcext:value-type="float">
            <text:p>85.9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6-05-2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07752" calcext:value-type="float">
            <text:p>86.4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6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19232" calcext:value-type="float">
            <text:p>86.8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6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9472" calcext:value-type="float">
            <text:p>87.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6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3856" calcext:value-type="float">
            <text:p>87.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6-05-0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00688" calcext:value-type="float">
            <text:p>87.8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6-05-0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21312" calcext:value-type="float">
            <text:p>88.2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6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55424" calcext:value-type="float">
            <text:p>88.3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6-04-2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92" calcext:value-type="float">
            <text:p>88.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26568" calcext:value-type="float">
            <text:p>89.1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6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57632" calcext:value-type="float">
            <text:p>89.2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6-04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03936" calcext:value-type="float">
            <text:p>89.4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6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21512" calcext:value-type="float">
            <text:p>89.8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6-03-2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73784" calcext:value-type="float">
            <text:p>90.4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6-03-2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02712" calcext:value-type="float">
            <text:p>91.8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6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92856" calcext:value-type="float">
            <text:p>92.1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6-03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068" calcext:value-type="float">
            <text:p>92.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6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01872" calcext:value-type="float">
            <text:p>92.70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51352" calcext:value-type="float">
            <text:p>92.35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6964" calcext:value-type="float">
            <text:p>92.3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97072" calcext:value-type="float">
            <text:p>92.3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38448" calcext:value-type="float">
            <text:p>92.73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8592" calcext:value-type="float">
            <text:p>93.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6024" calcext:value-type="float">
            <text:p>93.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50968" calcext:value-type="float">
            <text:p>93.8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78272" calcext:value-type="float">
            <text:p>94.3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93968" calcext:value-type="float">
            <text:p>94.99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69328" calcext:value-type="float">
            <text:p>95.96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46112" calcext:value-type="float">
            <text:p>96.14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2348" calcext:value-type="float">
            <text:p>96.4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41056" calcext:value-type="float">
            <text:p>96.84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44432" calcext:value-type="float">
            <text:p>97.9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2744" calcext:value-type="float">
            <text:p>97.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24136" calcext:value-type="float">
            <text:p>98.6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24136" calcext:value-type="float">
            <text:p>98.6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02672" calcext:value-type="float">
            <text:p>99.10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80624" calcext:value-type="float">
            <text:p>99.48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89056" calcext:value-type="float">
            <text:p>99.8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24336" calcext:value-type="float">
            <text:p>100.22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80952" calcext:value-type="float">
            <text:p>100.58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22328" calcext:value-type="float">
            <text:p>100.92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33224" calcext:value-type="float">
            <text:p>101.23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46" calcext:value-type="float">
            <text:p>101.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7648" calcext:value-type="float">
            <text:p>101.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48464" calcext:value-type="float">
            <text:p>101.24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57608" calcext:value-type="float">
            <text:p>101.25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93016" calcext:value-type="float">
            <text:p>101.09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28424" calcext:value-type="float">
            <text:p>100.92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9736" calcext:value-type="float">
            <text:p>100.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84" calcext:value-type="float">
            <text:p>100.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37696" calcext:value-type="float">
            <text:p>100.43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36528" calcext:value-type="float">
            <text:p>100.23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50016" calcext:value-type="float">
            <text:p>99.95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24464" calcext:value-type="float">
            <text:p>99.72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53192" calcext:value-type="float">
            <text:p>99.45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91648" calcext:value-type="float">
            <text:p>99.29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03256" calcext:value-type="float">
            <text:p>99.20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83216" calcext:value-type="float">
            <text:p>98.8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99168" calcext:value-type="float">
            <text:p>98.49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92616" calcext:value-type="float">
            <text:p>97.89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89696" calcext:value-type="float">
            <text:p>97.3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86192" calcext:value-type="float">
            <text:p>96.78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87488" calcext:value-type="float">
            <text:p>96.48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22896" calcext:value-type="float">
            <text:p>96.3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56424" calcext:value-type="float">
            <text:p>96.35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56424" calcext:value-type="float">
            <text:p>96.35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11872" calcext:value-type="float">
            <text:p>96.51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32496" calcext:value-type="float">
            <text:p>96.9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06816" calcext:value-type="float">
            <text:p>97.20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2452" calcext:value-type="float">
            <text:p>97.1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312" calcext:value-type="float">
            <text:p>97.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34832" calcext:value-type="float">
            <text:p>97.3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9508" calcext:value-type="float">
            <text:p>97.7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05392" calcext:value-type="float">
            <text:p>98.00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01048" calcext:value-type="float">
            <text:p>98.30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34576" calcext:value-type="float">
            <text:p>98.33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71736" calcext:value-type="float">
            <text:p>98.47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01632" calcext:value-type="float">
            <text:p>98.40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5896" calcext:value-type="float">
            <text:p>98.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03512" calcext:value-type="float">
            <text:p>98.20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14536" calcext:value-type="float">
            <text:p>98.01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18168" calcext:value-type="float">
            <text:p>98.11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50528" calcext:value-type="float">
            <text:p>97.9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18296" calcext:value-type="float">
            <text:p>97.6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5792" calcext:value-type="float">
            <text:p>97.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65184" calcext:value-type="float">
            <text:p>97.86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932" calcext:value-type="float">
            <text:p>97.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11488" calcext:value-type="float">
            <text:p>98.0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98" calcext:value-type="float">
            <text:p>98.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22968" calcext:value-type="float">
            <text:p>98.42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13824" calcext:value-type="float">
            <text:p>98.41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6564" calcext:value-type="float">
            <text:p>98.46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14992" calcext:value-type="float">
            <text:p>98.6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13112" calcext:value-type="float">
            <text:p>98.8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8484" calcext:value-type="float">
            <text:p>99.6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36784" calcext:value-type="float">
            <text:p>99.23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94696" calcext:value-type="float">
            <text:p>99.29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04424" calcext:value-type="float">
            <text:p>99.40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172" calcext:value-type="float">
            <text:p>99.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90352" calcext:value-type="float">
            <text:p>99.59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53064" calcext:value-type="float">
            <text:p>99.95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41456" calcext:value-type="float">
            <text:p>100.0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14608" calcext:value-type="float">
            <text:p>100.11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85296" calcext:value-type="float">
            <text:p>100.28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6208" calcext:value-type="float">
            <text:p>100.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63248" calcext:value-type="float">
            <text:p>100.66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81536" calcext:value-type="float">
            <text:p>100.68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6688" calcext:value-type="float">
            <text:p>100.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0216" calcext:value-type="float">
            <text:p>101.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99696" calcext:value-type="float">
            <text:p>101.19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12472" calcext:value-type="float">
            <text:p>101.31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4412" calcext:value-type="float">
            <text:p>101.54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78816" calcext:value-type="float">
            <text:p>101.77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36728" calcext:value-type="float">
            <text:p>101.83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34264" calcext:value-type="float">
            <text:p>101.93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64744" calcext:value-type="float">
            <text:p>101.96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2512" calcext:value-type="float">
            <text:p>101.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2512" calcext:value-type="float">
            <text:p>101.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53136" calcext:value-type="float">
            <text:p>102.05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12928" calcext:value-type="float">
            <text:p>101.91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89128" calcext:value-type="float">
            <text:p>101.98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53136" calcext:value-type="float">
            <text:p>102.05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07416" calcext:value-type="float">
            <text:p>102.00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05536" calcext:value-type="float">
            <text:p>102.20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3848" calcext:value-type="float">
            <text:p>102.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44576" calcext:value-type="float">
            <text:p>102.14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17144" calcext:value-type="float">
            <text:p>102.11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64744" calcext:value-type="float">
            <text:p>101.96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85496" calcext:value-type="float">
            <text:p>101.88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00736" calcext:value-type="float">
            <text:p>101.90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87376" calcext:value-type="float">
            <text:p>101.68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8608" calcext:value-type="float">
            <text:p>101.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89256" calcext:value-type="float">
            <text:p>101.48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82704" calcext:value-type="float">
            <text:p>100.88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74272" calcext:value-type="float">
            <text:p>100.47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66424" calcext:value-type="float">
            <text:p>100.16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7628" calcext:value-type="float">
            <text:p>99.7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47096" calcext:value-type="float">
            <text:p>99.44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03968" calcext:value-type="float">
            <text:p>98.80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99752" calcext:value-type="float">
            <text:p>98.59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6272" calcext:value-type="float">
            <text:p>97.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70112" calcext:value-type="float">
            <text:p>97.6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25688" calcext:value-type="float">
            <text:p>97.3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30032" calcext:value-type="float">
            <text:p>97.0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52664" calcext:value-type="float">
            <text:p>96.75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28992" calcext:value-type="float">
            <text:p>96.32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58888" calcext:value-type="float">
            <text:p>96.25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37096" calcext:value-type="float">
            <text:p>95.63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17056" calcext:value-type="float">
            <text:p>95.3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75552" calcext:value-type="float">
            <text:p>95.4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34632" calcext:value-type="float">
            <text:p>95.7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31712" calcext:value-type="float">
            <text:p>95.23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61024" calcext:value-type="float">
            <text:p>95.0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0992" calcext:value-type="float">
            <text:p>94.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08752" calcext:value-type="float">
            <text:p>94.4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59984" calcext:value-type="float">
            <text:p>94.3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02072" calcext:value-type="float">
            <text:p>94.3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91632" calcext:value-type="float">
            <text:p>94.5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8988" calcext:value-type="float">
            <text:p>94.2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28336" calcext:value-type="float">
            <text:p>94.1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74768" calcext:value-type="float">
            <text:p>93.7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90592" calcext:value-type="float">
            <text:p>93.8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92928" calcext:value-type="float">
            <text:p>94.2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9552" calcext:value-type="float">
            <text:p>93.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39104" calcext:value-type="float">
            <text:p>94.93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82944" calcext:value-type="float">
            <text:p>95.18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02728" calcext:value-type="float">
            <text:p>96.50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0532" calcext:value-type="float">
            <text:p>95.9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8632" calcext:value-type="float">
            <text:p>96.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92872" calcext:value-type="float">
            <text:p>96.89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8152" calcext:value-type="float">
            <text:p>95.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692" calcext:value-type="float">
            <text:p>96.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92416" calcext:value-type="float">
            <text:p>96.2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02728" calcext:value-type="float">
            <text:p>96.50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58176" calcext:value-type="float">
            <text:p>96.65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13624" calcext:value-type="float">
            <text:p>96.81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90992" calcext:value-type="float">
            <text:p>97.0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9112" calcext:value-type="float">
            <text:p>96.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95208" calcext:value-type="float">
            <text:p>97.29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10448" calcext:value-type="float">
            <text:p>97.31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00008" calcext:value-type="float">
            <text:p>97.60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68816" calcext:value-type="float">
            <text:p>97.96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00464" calcext:value-type="float">
            <text:p>98.20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5896" calcext:value-type="float">
            <text:p>98.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39376" calcext:value-type="float">
            <text:p>98.63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71024" calcext:value-type="float">
            <text:p>98.8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83672" calcext:value-type="float">
            <text:p>99.48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172" calcext:value-type="float">
            <text:p>99.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01248" calcext:value-type="float">
            <text:p>99.90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83544" calcext:value-type="float">
            <text:p>99.98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5248" calcext:value-type="float">
            <text:p>99.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58448" calcext:value-type="float">
            <text:p>100.35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71224" calcext:value-type="float">
            <text:p>100.47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7544" calcext:value-type="float">
            <text:p>100.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33352" calcext:value-type="float">
            <text:p>100.73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364" calcext:value-type="float">
            <text:p>100.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85168" calcext:value-type="float">
            <text:p>100.78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0404" calcext:value-type="float">
            <text:p>100.90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62664" calcext:value-type="float">
            <text:p>100.56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2972" calcext:value-type="float">
            <text:p>100.62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5352" calcext:value-type="float">
            <text:p>100.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0968" calcext:value-type="float">
            <text:p>100.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3828" calcext:value-type="float">
            <text:p>100.53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39448" calcext:value-type="float">
            <text:p>100.73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27256" calcext:value-type="float">
            <text:p>100.72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90096" calcext:value-type="float">
            <text:p>100.59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744" calcext:value-type="float">
            <text:p>99.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90936" calcext:value-type="float">
            <text:p>99.69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40416" calcext:value-type="float">
            <text:p>99.34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64928" calcext:value-type="float">
            <text:p>98.8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8944" calcext:value-type="float">
            <text:p>98.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81136" calcext:value-type="float">
            <text:p>97.4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05648" calcext:value-type="float">
            <text:p>97.00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06944" calcext:value-type="float">
            <text:p>96.70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4728" calcext:value-type="float">
            <text:p>96.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4728" calcext:value-type="float">
            <text:p>96.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48576" calcext:value-type="float">
            <text:p>96.04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03568" calcext:value-type="float">
            <text:p>95.60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9572" calcext:value-type="float">
            <text:p>95.2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8904" calcext:value-type="float">
            <text:p>95.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18352" calcext:value-type="float">
            <text:p>95.01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09792" calcext:value-type="float">
            <text:p>95.1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83528" calcext:value-type="float">
            <text:p>95.28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14008" calcext:value-type="float">
            <text:p>95.31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18808" calcext:value-type="float">
            <text:p>95.61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90792" calcext:value-type="float">
            <text:p>95.4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74256" calcext:value-type="float">
            <text:p>95.7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7192" calcext:value-type="float">
            <text:p>95.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35928" calcext:value-type="float">
            <text:p>95.4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15176" calcext:value-type="float">
            <text:p>95.5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2432" calcext:value-type="float">
            <text:p>95.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9196" calcext:value-type="float">
            <text:p>95.69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6816" calcext:value-type="float">
            <text:p>95.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62064" calcext:value-type="float">
            <text:p>95.7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76008" calcext:value-type="float">
            <text:p>96.0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28536" calcext:value-type="float">
            <text:p>95.7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88328" calcext:value-type="float">
            <text:p>95.5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56552" calcext:value-type="float">
            <text:p>95.85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8444" calcext:value-type="float">
            <text:p>96.4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0448" calcext:value-type="float">
            <text:p>96.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00264" calcext:value-type="float">
            <text:p>96.60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19848" calcext:value-type="float">
            <text:p>96.31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12456" calcext:value-type="float">
            <text:p>96.61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36256" calcext:value-type="float">
            <text:p>96.53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78928" calcext:value-type="float">
            <text:p>96.57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68032" calcext:value-type="float">
            <text:p>96.26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68032" calcext:value-type="float">
            <text:p>96.26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9112" calcext:value-type="float">
            <text:p>96.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62976" calcext:value-type="float">
            <text:p>96.96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10448" calcext:value-type="float">
            <text:p>97.31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21928" calcext:value-type="float">
            <text:p>97.72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97416" calcext:value-type="float">
            <text:p>98.19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79128" calcext:value-type="float">
            <text:p>98.17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9236" calcext:value-type="float">
            <text:p>98.8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30688" calcext:value-type="float">
            <text:p>99.23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7148" calcext:value-type="float">
            <text:p>99.47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51896" calcext:value-type="float">
            <text:p>99.75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61624" calcext:value-type="float">
            <text:p>99.86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6584" calcext:value-type="float">
            <text:p>100.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02416" calcext:value-type="float">
            <text:p>100.10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268" calcext:value-type="float">
            <text:p>100.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91976" calcext:value-type="float">
            <text:p>100.39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54688" calcext:value-type="float">
            <text:p>100.75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16816" calcext:value-type="float">
            <text:p>101.01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20448" calcext:value-type="float">
            <text:p>101.12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29464" calcext:value-type="float">
            <text:p>101.62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36856" calcext:value-type="float">
            <text:p>101.33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95352" calcext:value-type="float">
            <text:p>101.49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61824" calcext:value-type="float">
            <text:p>101.46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02032" calcext:value-type="float">
            <text:p>101.60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76352" calcext:value-type="float">
            <text:p>101.87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91592" calcext:value-type="float">
            <text:p>101.89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67792" calcext:value-type="float">
            <text:p>101.96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74472" calcext:value-type="float">
            <text:p>102.07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0612" calcext:value-type="float">
            <text:p>102.30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0612" calcext:value-type="float">
            <text:p>102.30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36016" calcext:value-type="float">
            <text:p>102.23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79272" calcext:value-type="float">
            <text:p>102.37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9088" calcext:value-type="float">
            <text:p>102.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53592" calcext:value-type="float">
            <text:p>102.65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51256" calcext:value-type="float">
            <text:p>102.25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6896" calcext:value-type="float">
            <text:p>102.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3848" calcext:value-type="float">
            <text:p>102.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3368" calcext:value-type="float">
            <text:p>101.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26288" calcext:value-type="float">
            <text:p>102.12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16104" calcext:value-type="float">
            <text:p>101.41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81536" calcext:value-type="float">
            <text:p>100.68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85296" calcext:value-type="float">
            <text:p>100.28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77448" calcext:value-type="float">
            <text:p>99.97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2576" calcext:value-type="float">
            <text:p>99.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43464" calcext:value-type="float">
            <text:p>99.34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52152" calcext:value-type="float">
            <text:p>98.75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1324" calcext:value-type="float">
            <text:p>98.3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19336" calcext:value-type="float">
            <text:p>98.31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41384" calcext:value-type="float">
            <text:p>97.9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4456" calcext:value-type="float">
            <text:p>97.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026" calcext:value-type="float">
            <text:p>97.0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6544" calcext:value-type="float">
            <text:p>96.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96048" calcext:value-type="float">
            <text:p>96.3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54672" calcext:value-type="float">
            <text:p>96.05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04152" calcext:value-type="float">
            <text:p>95.70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51752" calcext:value-type="float">
            <text:p>95.55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98768" calcext:value-type="float">
            <text:p>95.29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7568" calcext:value-type="float">
            <text:p>94.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09208" calcext:value-type="float">
            <text:p>95.00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69128" calcext:value-type="float">
            <text:p>94.3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16144" calcext:value-type="float">
            <text:p>94.1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67376" calcext:value-type="float">
            <text:p>94.0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2036" calcext:value-type="float">
            <text:p>94.3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31384" calcext:value-type="float">
            <text:p>94.1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13224" calcext:value-type="float">
            <text:p>93.6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402" calcext:value-type="float">
            <text:p>93.0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71976" calcext:value-type="float">
            <text:p>92.77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26256" calcext:value-type="float">
            <text:p>92.72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04336" calcext:value-type="float">
            <text:p>92.6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1432" calcext:value-type="float">
            <text:p>91.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6568" calcext:value-type="float">
            <text:p>91.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03552" calcext:value-type="float">
            <text:p>90.9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08608" calcext:value-type="float">
            <text:p>90.2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81048" calcext:value-type="float">
            <text:p>90.6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7904" calcext:value-type="float">
            <text:p>91.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74696" calcext:value-type="float">
            <text:p>91.6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61992" calcext:value-type="float">
            <text:p>93.6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61992" calcext:value-type="float">
            <text:p>93.6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31968" calcext:value-type="float">
            <text:p>94.2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8236" calcext:value-type="float">
            <text:p>95.0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62648" calcext:value-type="float">
            <text:p>95.8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42352" calcext:value-type="float">
            <text:p>96.54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9216" calcext:value-type="float">
            <text:p>97.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04352" calcext:value-type="float">
            <text:p>97.3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4748" calcext:value-type="float">
            <text:p>97.9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9612" calcext:value-type="float">
            <text:p>98.49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84384" calcext:value-type="float">
            <text:p>99.08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17784" calcext:value-type="float">
            <text:p>99.61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316" calcext:value-type="float">
            <text:p>100.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45088" calcext:value-type="float">
            <text:p>100.14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6208" calcext:value-type="float">
            <text:p>100.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8588" calcext:value-type="float">
            <text:p>100.38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41328" calcext:value-type="float">
            <text:p>100.54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18112" calcext:value-type="float">
            <text:p>100.71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2408" calcext:value-type="float">
            <text:p>101.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36272" calcext:value-type="float">
            <text:p>101.23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82576" calcext:value-type="float">
            <text:p>101.38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65456" calcext:value-type="float">
            <text:p>101.56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72136" calcext:value-type="float">
            <text:p>101.67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52552" calcext:value-type="float">
            <text:p>101.95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32384" calcext:value-type="float">
            <text:p>102.13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5372" calcext:value-type="float">
            <text:p>102.15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0424" calcext:value-type="float">
            <text:p>102.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42112" calcext:value-type="float">
            <text:p>102.24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23696" calcext:value-type="float">
            <text:p>102.72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50544" calcext:value-type="float">
            <text:p>102.65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38352" calcext:value-type="float">
            <text:p>102.63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02944" calcext:value-type="float">
            <text:p>102.80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27912" calcext:value-type="float">
            <text:p>102.92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43152" calcext:value-type="float">
            <text:p>102.94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4432" calcext:value-type="float">
            <text:p>103.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55344" calcext:value-type="float">
            <text:p>102.95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082" calcext:value-type="float">
            <text:p>103.70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16048" calcext:value-type="float">
            <text:p>104.01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29536" calcext:value-type="float">
            <text:p>103.72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2156" calcext:value-type="float">
            <text:p>103.92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97304" calcext:value-type="float">
            <text:p>103.39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33296" calcext:value-type="float">
            <text:p>103.33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50416" calcext:value-type="float">
            <text:p>103.15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82776" calcext:value-type="float">
            <text:p>102.98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21232" calcext:value-type="float">
            <text:p>102.82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46328" calcext:value-type="float">
            <text:p>102.44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72592" calcext:value-type="float">
            <text:p>102.27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4036" calcext:value-type="float">
            <text:p>101.94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90424" calcext:value-type="float">
            <text:p>101.69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07544" calcext:value-type="float">
            <text:p>101.50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49632" calcext:value-type="float">
            <text:p>101.44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29008" calcext:value-type="float">
            <text:p>101.02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02288" calcext:value-type="float">
            <text:p>100.60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5728" calcext:value-type="float">
            <text:p>100.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91648" calcext:value-type="float">
            <text:p>99.29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03512" calcext:value-type="float">
            <text:p>98.20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75168" calcext:value-type="float">
            <text:p>96.97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95464" calcext:value-type="float">
            <text:p>96.2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20688" calcext:value-type="float">
            <text:p>95.4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5752" calcext:value-type="float">
            <text:p>94.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67376" calcext:value-type="float">
            <text:p>94.0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73144" calcext:value-type="float">
            <text:p>92.9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3916" calcext:value-type="float">
            <text:p>92.3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9908" calcext:value-type="float">
            <text:p>91.6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66392" calcext:value-type="float">
            <text:p>90.7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19048" calcext:value-type="float">
            <text:p>89.9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07696" calcext:value-type="float">
            <text:p>89.0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6632" calcext:value-type="float">
            <text:p>88.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67616" calcext:value-type="float">
            <text:p>88.3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1184" calcext:value-type="float">
            <text:p>87.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21824" calcext:value-type="float">
            <text:p>86.2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55608" calcext:value-type="float">
            <text:p>85.2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63584" calcext:value-type="float">
            <text:p>85.0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2104" calcext:value-type="float">
            <text:p>84.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0768" calcext:value-type="float">
            <text:p>84.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39584" calcext:value-type="float">
            <text:p>83.5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42048" calcext:value-type="float">
            <text:p>83.4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37248" calcext:value-type="float">
            <text:p>83.1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5988" calcext:value-type="float">
            <text:p>82.8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10528" calcext:value-type="float">
            <text:p>82.7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1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7032" calcext:value-type="float">
            <text:p>82.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00216" calcext:value-type="float">
            <text:p>82.5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7596" calcext:value-type="float">
            <text:p>81.9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2544" calcext:value-type="float">
            <text:p>81.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244" calcext:value-type="float">
            <text:p>80.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85944" calcext:value-type="float">
            <text:p>81.0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1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0624" calcext:value-type="float">
            <text:p>80.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2816" calcext:value-type="float">
            <text:p>80.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7868" calcext:value-type="float">
            <text:p>80.8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70704" calcext:value-type="float">
            <text:p>81.0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55336" calcext:value-type="float">
            <text:p>81.5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5404" calcext:value-type="float">
            <text:p>81.8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69152" calcext:value-type="float">
            <text:p>82.3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2752" calcext:value-type="float">
            <text:p>83.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45096" calcext:value-type="float">
            <text:p>83.4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4088" calcext:value-type="float">
            <text:p>83.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73824" calcext:value-type="float">
            <text:p>83.1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97624" calcext:value-type="float">
            <text:p>83.0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67016" calcext:value-type="float">
            <text:p>83.5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0288" calcext:value-type="float">
            <text:p>84.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84464" calcext:value-type="float">
            <text:p>84.4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40496" calcext:value-type="float">
            <text:p>84.7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65464" calcext:value-type="float">
            <text:p>84.8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67216" calcext:value-type="float">
            <text:p>85.1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692" calcext:value-type="float">
            <text:p>85.8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09048" calcext:value-type="float">
            <text:p>86.1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0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108" calcext:value-type="float">
            <text:p>86.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15144" calcext:value-type="float">
            <text:p>86.1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74936" calcext:value-type="float">
            <text:p>85.9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02368" calcext:value-type="float">
            <text:p>86.0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76104" calcext:value-type="float">
            <text:p>86.1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04704" calcext:value-type="float">
            <text:p>86.4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53344" calcext:value-type="float">
            <text:p>86.9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90376" calcext:value-type="float">
            <text:p>87.5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15928" calcext:value-type="float">
            <text:p>87.8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75136" calcext:value-type="float">
            <text:p>87.5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50168" calcext:value-type="float">
            <text:p>87.4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13592" calcext:value-type="float">
            <text:p>87.4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88168" calcext:value-type="float">
            <text:p>86.6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0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5944" calcext:value-type="float">
            <text:p>86.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1644" calcext:value-type="float">
            <text:p>85.8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48344" calcext:value-type="float">
            <text:p>85.0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43672" calcext:value-type="float">
            <text:p>84.2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52944" calcext:value-type="float">
            <text:p>83.7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30568" calcext:value-type="float">
            <text:p>83.0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12992" calcext:value-type="float">
            <text:p>82.6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1124" calcext:value-type="float">
            <text:p>82.3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67528" calcext:value-type="float">
            <text:p>81.5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26736" calcext:value-type="float">
            <text:p>81.3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74336" calcext:value-type="float">
            <text:p>81.1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6448" calcext:value-type="float">
            <text:p>81.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054" calcext:value-type="float">
            <text:p>81.3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8244" calcext:value-type="float">
            <text:p>80.4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19144" calcext:value-type="float">
            <text:p>80.0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1856" calcext:value-type="float">
            <text:p>79.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49624" calcext:value-type="float">
            <text:p>80.0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81272" calcext:value-type="float">
            <text:p>80.2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09872" calcext:value-type="float">
            <text:p>80.5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0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6344" calcext:value-type="float">
            <text:p>80.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6532" calcext:value-type="float">
            <text:p>80.6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3964" calcext:value-type="float">
            <text:p>80.9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07864" calcext:value-type="float">
            <text:p>81.2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41392" calcext:value-type="float">
            <text:p>81.2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81728" calcext:value-type="float">
            <text:p>80.8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6344" calcext:value-type="float">
            <text:p>80.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07408" calcext:value-type="float">
            <text:p>80.6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88536" calcext:value-type="float">
            <text:p>80.4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29912" calcext:value-type="float">
            <text:p>80.8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64024" calcext:value-type="float">
            <text:p>80.9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3776" calcext:value-type="float">
            <text:p>81.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81016" calcext:value-type="float">
            <text:p>81.2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0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7784" calcext:value-type="float">
            <text:p>81.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57672" calcext:value-type="float">
            <text:p>81.9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13448" calcext:value-type="float">
            <text:p>83.2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04304" calcext:value-type="float">
            <text:p>83.2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4944" calcext:value-type="float">
            <text:p>83.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34072" calcext:value-type="float">
            <text:p>83.6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08392" calcext:value-type="float">
            <text:p>83.9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82584" calcext:value-type="float">
            <text:p>84.6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80704" calcext:value-type="float">
            <text:p>84.8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47632" calcext:value-type="float">
            <text:p>85.4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39528" calcext:value-type="float">
            <text:p>86.1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83112" calcext:value-type="float">
            <text:p>87.3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2728" calcext:value-type="float">
            <text:p>88.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0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636" calcext:value-type="float">
            <text:p>89.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56336" calcext:value-type="float">
            <text:p>89.5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47648" calcext:value-type="float">
            <text:p>90.1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066" calcext:value-type="float">
            <text:p>90.9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2852" calcext:value-type="float">
            <text:p>91.0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03424" calcext:value-type="float">
            <text:p>91.4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44088" calcext:value-type="float">
            <text:p>92.1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78072" calcext:value-type="float">
            <text:p>92.7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83456" calcext:value-type="float">
            <text:p>93.1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03952" calcext:value-type="float">
            <text:p>94.1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3852" calcext:value-type="float">
            <text:p>94.83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55056" calcext:value-type="float">
            <text:p>94.5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6712" calcext:value-type="float">
            <text:p>95.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27368" calcext:value-type="float">
            <text:p>95.52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06488" calcext:value-type="float">
            <text:p>96.10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22184" calcext:value-type="float">
            <text:p>96.72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25104" calcext:value-type="float">
            <text:p>97.22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80424" calcext:value-type="float">
            <text:p>97.88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84328" calcext:value-type="float">
            <text:p>101.68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54488" calcext:value-type="float">
            <text:p>99.15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95152" calcext:value-type="float">
            <text:p>99.89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33352" calcext:value-type="float">
            <text:p>100.73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80824" calcext:value-type="float">
            <text:p>101.08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8984" calcext:value-type="float">
            <text:p>101.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12344" calcext:value-type="float">
            <text:p>101.81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54304" calcext:value-type="float">
            <text:p>102.25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366" calcext:value-type="float">
            <text:p>102.3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53592" calcext:value-type="float">
            <text:p>102.65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9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6896" calcext:value-type="float">
            <text:p>102.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85824" calcext:value-type="float">
            <text:p>102.98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48208" calcext:value-type="float">
            <text:p>102.24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95808" calcext:value-type="float">
            <text:p>102.09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06248" calcext:value-type="float">
            <text:p>101.80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9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1844" calcext:value-type="float">
            <text:p>101.81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68504" calcext:value-type="float">
            <text:p>101.56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84456" calcext:value-type="float">
            <text:p>101.18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48592" calcext:value-type="float">
            <text:p>100.74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35944" calcext:value-type="float">
            <text:p>100.13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59872" calcext:value-type="float">
            <text:p>99.5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6" calcext:value-type="float">
            <text:p>99.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09608" calcext:value-type="float">
            <text:p>98.20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12328" calcext:value-type="float">
            <text:p>97.11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406" calcext:value-type="float">
            <text:p>96.2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17056" calcext:value-type="float">
            <text:p>95.3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9948" calcext:value-type="float">
            <text:p>94.8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7756" calcext:value-type="float">
            <text:p>94.7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32424" calcext:value-type="float">
            <text:p>94.8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9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24448" calcext:value-type="float">
            <text:p>95.02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71464" calcext:value-type="float">
            <text:p>94.77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12384" calcext:value-type="float">
            <text:p>94.5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14848" calcext:value-type="float">
            <text:p>94.4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9364" calcext:value-type="float">
            <text:p>93.8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21072" calcext:value-type="float">
            <text:p>93.9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70424" calcext:value-type="float">
            <text:p>94.0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34432" calcext:value-type="float">
            <text:p>94.1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08296" calcext:value-type="float">
            <text:p>93.8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69968" calcext:value-type="float">
            <text:p>93.4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878" calcext:value-type="float">
            <text:p>92.8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22624" calcext:value-type="float">
            <text:p>92.6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66592" calcext:value-type="float">
            <text:p>92.3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3916" calcext:value-type="float">
            <text:p>92.3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06216" calcext:value-type="float">
            <text:p>92.4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21456" calcext:value-type="float">
            <text:p>92.4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50056" calcext:value-type="float">
            <text:p>92.65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80664" calcext:value-type="float">
            <text:p>92.1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9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8864" calcext:value-type="float">
            <text:p>91.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9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32608" calcext:value-type="float">
            <text:p>91.7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8864" calcext:value-type="float">
            <text:p>91.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32608" calcext:value-type="float">
            <text:p>91.7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35656" calcext:value-type="float">
            <text:p>91.7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92984" calcext:value-type="float">
            <text:p>91.6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95448" calcext:value-type="float">
            <text:p>91.5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41752" calcext:value-type="float">
            <text:p>91.7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9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43632" calcext:value-type="float">
            <text:p>91.5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25928" calcext:value-type="float">
            <text:p>91.6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55824" calcext:value-type="float">
            <text:p>91.5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13736" calcext:value-type="float">
            <text:p>91.6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35072" calcext:value-type="float">
            <text:p>91.6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53944" calcext:value-type="float">
            <text:p>91.7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1724" calcext:value-type="float">
            <text:p>92.2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52648" calcext:value-type="float">
            <text:p>92.05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41624" calcext:value-type="float">
            <text:p>92.24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32352" calcext:value-type="float">
            <text:p>92.73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35984" calcext:value-type="float">
            <text:p>92.83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68216" calcext:value-type="float">
            <text:p>93.16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06088" calcext:value-type="float">
            <text:p>92.90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8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8592" calcext:value-type="float">
            <text:p>93.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86504" calcext:value-type="float">
            <text:p>93.1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64584" calcext:value-type="float">
            <text:p>93.06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93184" calcext:value-type="float">
            <text:p>93.2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56024" calcext:value-type="float">
            <text:p>93.15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98112" calcext:value-type="float">
            <text:p>93.09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8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26128" calcext:value-type="float">
            <text:p>93.2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62704" calcext:value-type="float">
            <text:p>93.2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62704" calcext:value-type="float">
            <text:p>93.2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0408" calcext:value-type="float">
            <text:p>93.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55896" calcext:value-type="float">
            <text:p>93.6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2976" calcext:value-type="float">
            <text:p>93.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24376" calcext:value-type="float">
            <text:p>92.92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94608" calcext:value-type="float">
            <text:p>92.4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8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85464" calcext:value-type="float">
            <text:p>92.4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73984" calcext:value-type="float">
            <text:p>92.0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32608" calcext:value-type="float">
            <text:p>91.7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51024" calcext:value-type="float">
            <text:p>91.2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66848" calcext:value-type="float">
            <text:p>91.3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97456" calcext:value-type="float">
            <text:p>90.8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54784" calcext:value-type="float">
            <text:p>90.8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8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99336" calcext:value-type="float">
            <text:p>90.6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6944" calcext:value-type="float">
            <text:p>90.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94408" calcext:value-type="float">
            <text:p>90.8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3708" calcext:value-type="float">
            <text:p>90.9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56208" calcext:value-type="float">
            <text:p>90.0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00888" calcext:value-type="float">
            <text:p>89.4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5108" calcext:value-type="float">
            <text:p>88.6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8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84608" calcext:value-type="float">
            <text:p>88.6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67616" calcext:value-type="float">
            <text:p>88.3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94008" calcext:value-type="float">
            <text:p>87.6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8804" calcext:value-type="float">
            <text:p>87.1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04576" calcext:value-type="float">
            <text:p>86.9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5276" calcext:value-type="float">
            <text:p>86.8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77984" calcext:value-type="float">
            <text:p>85.9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8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7824" calcext:value-type="float">
            <text:p>84.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62416" calcext:value-type="float">
            <text:p>84.8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94448" calcext:value-type="float">
            <text:p>83.5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58" calcext:value-type="float">
            <text:p>83.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39768" calcext:value-type="float">
            <text:p>80.4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79648" calcext:value-type="float">
            <text:p>79.4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37104" calcext:value-type="float">
            <text:p>78.9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8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8224" calcext:value-type="float">
            <text:p>78.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63952" calcext:value-type="float">
            <text:p>78.8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43456" calcext:value-type="float">
            <text:p>77.9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11224" calcext:value-type="float">
            <text:p>77.6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96" calcext:value-type="float">
            <text:p>76.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8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49936" calcext:value-type="float">
            <text:p>76.4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24384" calcext:value-type="float">
            <text:p>76.2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8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65176" calcext:value-type="float">
            <text:p>76.4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238" calcext:value-type="float">
            <text:p>76.12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3904" calcext:value-type="float">
            <text:p>76.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1232" calcext:value-type="float">
            <text:p>75.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93576" calcext:value-type="float">
            <text:p>75.09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35664" calcext:value-type="float">
            <text:p>75.03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96624" calcext:value-type="float">
            <text:p>75.09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8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23472" calcext:value-type="float">
            <text:p>75.02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23472" calcext:value-type="float">
            <text:p>75.02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3612" calcext:value-type="float">
            <text:p>75.63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30152" calcext:value-type="float">
            <text:p>75.13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82552" calcext:value-type="float">
            <text:p>75.28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8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36832" calcext:value-type="float">
            <text:p>75.23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8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64392" calcext:value-type="float">
            <text:p>74.76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8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88904" calcext:value-type="float">
            <text:p>74.28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8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88904" calcext:value-type="float">
            <text:p>74.28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81056" calcext:value-type="float">
            <text:p>73.98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73664" calcext:value-type="float">
            <text:p>74.27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8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69904" calcext:value-type="float">
            <text:p>74.66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79632" calcext:value-type="float">
            <text:p>74.77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3508" calcext:value-type="float">
            <text:p>74.93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86896" calcext:value-type="float">
            <text:p>74.98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38584" calcext:value-type="float">
            <text:p>75.53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83136" calcext:value-type="float">
            <text:p>75.38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11736" calcext:value-type="float">
            <text:p>75.61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62968" calcext:value-type="float">
            <text:p>75.56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7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92864" calcext:value-type="float">
            <text:p>75.49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7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9144" calcext:value-type="float">
            <text:p>76.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7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39168" calcext:value-type="float">
            <text:p>75.63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7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664" calcext:value-type="float">
            <text:p>75.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7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40208" calcext:value-type="float">
            <text:p>76.3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75488" calcext:value-type="float">
            <text:p>76.6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7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3336" calcext:value-type="float">
            <text:p>76.9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7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64336" calcext:value-type="float">
            <text:p>77.3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7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3632" calcext:value-type="float">
            <text:p>77.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7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37944" calcext:value-type="float">
            <text:p>78.0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7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6596" calcext:value-type="float">
            <text:p>78.1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7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45336" calcext:value-type="float">
            <text:p>77.7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7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45336" calcext:value-type="float">
            <text:p>77.7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7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45336" calcext:value-type="float">
            <text:p>77.7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7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3736" calcext:value-type="float">
            <text:p>77.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45336" calcext:value-type="float">
            <text:p>77.7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7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45336" calcext:value-type="float">
            <text:p>77.7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45336" calcext:value-type="float">
            <text:p>77.7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42288" calcext:value-type="float">
            <text:p>77.7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1064" calcext:value-type="float">
            <text:p>77.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7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83792" calcext:value-type="float">
            <text:p>77.5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7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0096" calcext:value-type="float">
            <text:p>77.7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7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764" calcext:value-type="float">
            <text:p>77.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7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6152" calcext:value-type="float">
            <text:p>77.4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7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89888" calcext:value-type="float">
            <text:p>77.5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58696" calcext:value-type="float">
            <text:p>77.9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06752" calcext:value-type="float">
            <text:p>78.4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1272" calcext:value-type="float">
            <text:p>78.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7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8224" calcext:value-type="float">
            <text:p>78.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13304" calcext:value-type="float">
            <text:p>79.0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7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15896" calcext:value-type="float">
            <text:p>78.4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2128" calcext:value-type="float">
            <text:p>78.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54808" calcext:value-type="float">
            <text:p>78.8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7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1272" calcext:value-type="float">
            <text:p>78.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77184" calcext:value-type="float">
            <text:p>79.5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66744" calcext:value-type="float">
            <text:p>79.8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7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52672" calcext:value-type="float">
            <text:p>80.0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35096" calcext:value-type="float">
            <text:p>79.6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7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528" calcext:value-type="float">
            <text:p>79.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76928" calcext:value-type="float">
            <text:p>80.5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81016" calcext:value-type="float">
            <text:p>81.2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7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15712" calcext:value-type="float">
            <text:p>81.5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7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61304" calcext:value-type="float">
            <text:p>82.0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7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30824" calcext:value-type="float">
            <text:p>82.0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09616" calcext:value-type="float">
            <text:p>81.5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7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04944" calcext:value-type="float">
            <text:p>80.7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7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86328" calcext:value-type="float">
            <text:p>79.5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7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00528" calcext:value-type="float">
            <text:p>78.9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7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68752" calcext:value-type="float">
            <text:p>79.1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7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99816" calcext:value-type="float">
            <text:p>79.2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7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13888" calcext:value-type="float">
            <text:p>79.1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04032" calcext:value-type="float">
            <text:p>79.5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7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02152" calcext:value-type="float">
            <text:p>79.7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7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11168" calcext:value-type="float">
            <text:p>80.2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8348" calcext:value-type="float">
            <text:p>81.1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7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87112" calcext:value-type="float">
            <text:p>81.2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07736" calcext:value-type="float">
            <text:p>81.7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41136" calcext:value-type="float">
            <text:p>82.2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18048" calcext:value-type="float">
            <text:p>81.9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54496" calcext:value-type="float">
            <text:p>82.4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7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5132" calcext:value-type="float">
            <text:p>82.9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7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10272" calcext:value-type="float">
            <text:p>83.7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16368" calcext:value-type="float">
            <text:p>83.7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9664" calcext:value-type="float">
            <text:p>84.1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7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582" calcext:value-type="float">
            <text:p>84.6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7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11896" calcext:value-type="float">
            <text:p>84.5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7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89976" calcext:value-type="float">
            <text:p>84.3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7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25968" calcext:value-type="float">
            <text:p>84.3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7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02168" calcext:value-type="float">
            <text:p>84.4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7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95944" calcext:value-type="float">
            <text:p>84.8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7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50808" calcext:value-type="float">
            <text:p>84.9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51392" calcext:value-type="float">
            <text:p>85.0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05416" calcext:value-type="float">
            <text:p>86.0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918" calcext:value-type="float">
            <text:p>86.7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89664" calcext:value-type="float">
            <text:p>87.9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95632" calcext:value-type="float">
            <text:p>88.4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8448" calcext:value-type="float">
            <text:p>89.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302" calcext:value-type="float">
            <text:p>89.2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6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45184" calcext:value-type="float">
            <text:p>90.2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6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64512" calcext:value-type="float">
            <text:p>90.9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47264" calcext:value-type="float">
            <text:p>91.6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8296" calcext:value-type="float">
            <text:p>89.9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6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70864" calcext:value-type="float">
            <text:p>89.9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6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14704" calcext:value-type="float">
            <text:p>90.2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69312" calcext:value-type="float">
            <text:p>91.2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6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70936" calcext:value-type="float">
            <text:p>92.0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6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26256" calcext:value-type="float">
            <text:p>92.72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6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18152" calcext:value-type="float">
            <text:p>93.4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6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356" calcext:value-type="float">
            <text:p>94.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6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4312" calcext:value-type="float">
            <text:p>93.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6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11928" calcext:value-type="float">
            <text:p>93.9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6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166" calcext:value-type="float">
            <text:p>94.7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05448" calcext:value-type="float">
            <text:p>95.4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64144" calcext:value-type="float">
            <text:p>97.1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6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24848" calcext:value-type="float">
            <text:p>98.22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6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5792" calcext:value-type="float">
            <text:p>97.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6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03184" calcext:value-type="float">
            <text:p>97.1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6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63432" calcext:value-type="float">
            <text:p>97.5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6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73744" calcext:value-type="float">
            <text:p>97.7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6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52992" calcext:value-type="float">
            <text:p>97.85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6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62136" calcext:value-type="float">
            <text:p>97.8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6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70568" calcext:value-type="float">
            <text:p>98.27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6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15248" calcext:value-type="float">
            <text:p>97.6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67192" calcext:value-type="float">
            <text:p>97.1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6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77632" calcext:value-type="float">
            <text:p>96.8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6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09792" calcext:value-type="float">
            <text:p>95.1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6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09792" calcext:value-type="float">
            <text:p>95.1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6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09792" calcext:value-type="float">
            <text:p>95.1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6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09792" calcext:value-type="float">
            <text:p>95.1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6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09792" calcext:value-type="float">
            <text:p>95.1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6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642" calcext:value-type="float">
            <text:p>94.5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6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57064" calcext:value-type="float">
            <text:p>93.8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6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76192" calcext:value-type="float">
            <text:p>92.97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6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92856" calcext:value-type="float">
            <text:p>92.1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6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26512" calcext:value-type="float">
            <text:p>91.7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6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876" calcext:value-type="float">
            <text:p>91.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6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4668" calcext:value-type="float">
            <text:p>91.5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6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9804" calcext:value-type="float">
            <text:p>90.9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6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6172" calcext:value-type="float">
            <text:p>89.9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6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62232" calcext:value-type="float">
            <text:p>87.9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6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14432" calcext:value-type="float">
            <text:p>86.5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6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39072" calcext:value-type="float">
            <text:p>85.5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6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51192" calcext:value-type="float">
            <text:p>83.4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6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61888" calcext:value-type="float">
            <text:p>82.1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6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2016" calcext:value-type="float">
            <text:p>81.6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6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06112" calcext:value-type="float">
            <text:p>80.9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6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80432" calcext:value-type="float">
            <text:p>81.1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6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6636" calcext:value-type="float">
            <text:p>81.3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6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688" calcext:value-type="float">
            <text:p>81.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6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35296" calcext:value-type="float">
            <text:p>81.2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24984" calcext:value-type="float">
            <text:p>81.0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6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66616" calcext:value-type="float">
            <text:p>80.3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6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23944" calcext:value-type="float">
            <text:p>80.3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6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23232" calcext:value-type="float">
            <text:p>80.7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6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05984" calcext:value-type="float">
            <text:p>81.4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6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99176" calcext:value-type="float">
            <text:p>81.7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6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00472" calcext:value-type="float">
            <text:p>81.5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6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83736" calcext:value-type="float">
            <text:p>80.1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6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22776" calcext:value-type="float">
            <text:p>80.1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6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386" calcext:value-type="float">
            <text:p>80.2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386" calcext:value-type="float">
            <text:p>80.2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39768" calcext:value-type="float">
            <text:p>80.4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2128" calcext:value-type="float">
            <text:p>78.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718" calcext:value-type="float">
            <text:p>79.1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68624" calcext:value-type="float">
            <text:p>79.6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41648" calcext:value-type="float">
            <text:p>80.2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12336" calcext:value-type="float">
            <text:p>80.4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67784" calcext:value-type="float">
            <text:p>80.5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50664" calcext:value-type="float">
            <text:p>80.7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19472" calcext:value-type="float">
            <text:p>81.1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82312" calcext:value-type="float">
            <text:p>80.9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58384" calcext:value-type="float">
            <text:p>81.5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59552" calcext:value-type="float">
            <text:p>81.7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75376" calcext:value-type="float">
            <text:p>81.8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29656" calcext:value-type="float">
            <text:p>81.8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38544" calcext:value-type="float">
            <text:p>82.8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9412" calcext:value-type="float">
            <text:p>82.4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15912" calcext:value-type="float">
            <text:p>83.1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41336" calcext:value-type="float">
            <text:p>83.8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5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0288" calcext:value-type="float">
            <text:p>84.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12608" calcext:value-type="float">
            <text:p>84.1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534" calcext:value-type="float">
            <text:p>84.3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56448" calcext:value-type="float">
            <text:p>84.3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74608" calcext:value-type="float">
            <text:p>84.8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916" calcext:value-type="float">
            <text:p>85.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59752" calcext:value-type="float">
            <text:p>83.3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96128" calcext:value-type="float">
            <text:p>81.7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44696" calcext:value-type="float">
            <text:p>80.2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27704" calcext:value-type="float">
            <text:p>79.9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93136" calcext:value-type="float">
            <text:p>79.1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33016" calcext:value-type="float">
            <text:p>78.2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66672" calcext:value-type="float">
            <text:p>77.7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74064" calcext:value-type="float">
            <text:p>77.4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03376" calcext:value-type="float">
            <text:p>77.3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78408" calcext:value-type="float">
            <text:p>77.1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80744" calcext:value-type="float">
            <text:p>77.5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49096" calcext:value-type="float">
            <text:p>77.3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72312" calcext:value-type="float">
            <text:p>77.1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33984" calcext:value-type="float">
            <text:p>76.8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6284" calcext:value-type="float">
            <text:p>76.06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18672" calcext:value-type="float">
            <text:p>74.71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33" calcext:value-type="float">
            <text:p>73.5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8332" calcext:value-type="float">
            <text:p>72.28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20864" calcext:value-type="float">
            <text:p>70.92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1736" calcext:value-type="float">
            <text:p>70.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61328" calcext:value-type="float">
            <text:p>70.06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83376" calcext:value-type="float">
            <text:p>69.68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64376" calcext:value-type="float">
            <text:p>70.06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39408" calcext:value-type="float">
            <text:p>69.93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21248" calcext:value-type="float">
            <text:p>69.42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15864" calcext:value-type="float">
            <text:p>69.01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6656" calcext:value-type="float">
            <text:p>69.25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16448" calcext:value-type="float">
            <text:p>69.11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31816" calcext:value-type="float">
            <text:p>68.63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14368" calcext:value-type="float">
            <text:p>67.71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58336" calcext:value-type="float">
            <text:p>67.45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50544" calcext:value-type="float">
            <text:p>64.55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94456" calcext:value-type="float">
            <text:p>66.89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25064" calcext:value-type="float">
            <text:p>66.42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50744" calcext:value-type="float">
            <text:p>66.15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56256" calcext:value-type="float">
            <text:p>66.05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19096" calcext:value-type="float">
            <text:p>65.91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6916" calcext:value-type="float">
            <text:p>65.66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59792" calcext:value-type="float">
            <text:p>76.05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9688" calcext:value-type="float">
            <text:p>75.98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64592" calcext:value-type="float">
            <text:p>76.3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49936" calcext:value-type="float">
            <text:p>76.4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70688" calcext:value-type="float">
            <text:p>76.3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16992" calcext:value-type="float">
            <text:p>76.5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6864" calcext:value-type="float">
            <text:p>77.0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0288" calcext:value-type="float">
            <text:p>76.9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1352" calcext:value-type="float">
            <text:p>77.1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2104" calcext:value-type="float">
            <text:p>77.0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70688" calcext:value-type="float">
            <text:p>76.3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048" calcext:value-type="float">
            <text:p>76.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6952" calcext:value-type="float">
            <text:p>76.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3216" calcext:value-type="float">
            <text:p>76.02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82552" calcext:value-type="float">
            <text:p>75.28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66856" calcext:value-type="float">
            <text:p>74.66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61472" calcext:value-type="float">
            <text:p>74.26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95" calcext:value-type="float">
            <text:p>74.2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1536" calcext:value-type="float">
            <text:p>74.01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67112" calcext:value-type="float">
            <text:p>73.66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51288" calcext:value-type="float">
            <text:p>73.55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25152" calcext:value-type="float">
            <text:p>73.22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662" calcext:value-type="float">
            <text:p>72.46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24824" calcext:value-type="float">
            <text:p>72.12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46872" calcext:value-type="float">
            <text:p>71.74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65416" calcext:value-type="float">
            <text:p>70.76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91808" calcext:value-type="float">
            <text:p>70.09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59576" calcext:value-type="float">
            <text:p>69.75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1924" calcext:value-type="float">
            <text:p>70.11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17944" calcext:value-type="float">
            <text:p>70.41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60616" calcext:value-type="float">
            <text:p>70.46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18528" calcext:value-type="float">
            <text:p>70.51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17232" calcext:value-type="float">
            <text:p>70.81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26504" calcext:value-type="float">
            <text:p>70.32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4972" calcext:value-type="float">
            <text:p>70.14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35064" calcext:value-type="float">
            <text:p>70.23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6816" calcext:value-type="float">
            <text:p>70.53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23912" calcext:value-type="float">
            <text:p>70.92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6412" calcext:value-type="float">
            <text:p>71.06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84032" calcext:value-type="float">
            <text:p>71.88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8728" calcext:value-type="float">
            <text:p>72.11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61984" calcext:value-type="float">
            <text:p>72.26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8144" calcext:value-type="float">
            <text:p>72.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1672" calcext:value-type="float">
            <text:p>72.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25152" calcext:value-type="float">
            <text:p>73.22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09912" calcext:value-type="float">
            <text:p>73.20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16008" calcext:value-type="float">
            <text:p>73.21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29952" calcext:value-type="float">
            <text:p>73.52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37216" calcext:value-type="float">
            <text:p>73.73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7496" calcext:value-type="float">
            <text:p>73.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8832" calcext:value-type="float">
            <text:p>74.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59592" calcext:value-type="float">
            <text:p>74.45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64264" calcext:value-type="float">
            <text:p>75.26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76328" calcext:value-type="float">
            <text:p>75.77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2192" calcext:value-type="float">
            <text:p>76.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3048" calcext:value-type="float">
            <text:p>76.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0292" calcext:value-type="float">
            <text:p>76.7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48512" calcext:value-type="float">
            <text:p>77.2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31392" calcext:value-type="float">
            <text:p>77.4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8496" calcext:value-type="float">
            <text:p>77.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58696" calcext:value-type="float">
            <text:p>77.9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28672" calcext:value-type="float">
            <text:p>78.5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01112" calcext:value-type="float">
            <text:p>79.0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65576" calcext:value-type="float">
            <text:p>79.6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6052" calcext:value-type="float">
            <text:p>80.3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3672" calcext:value-type="float">
            <text:p>80.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08576" calcext:value-type="float">
            <text:p>80.8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07992" calcext:value-type="float">
            <text:p>80.7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23104" calcext:value-type="float">
            <text:p>81.2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91456" calcext:value-type="float">
            <text:p>80.9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42688" calcext:value-type="float">
            <text:p>80.9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53" calcext:value-type="float">
            <text:p>81.1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49368" calcext:value-type="float">
            <text:p>81.0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48912" calcext:value-type="float">
            <text:p>80.4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4236" calcext:value-type="float">
            <text:p>79.8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7096" calcext:value-type="float">
            <text:p>80.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36136" calcext:value-type="float">
            <text:p>80.3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63568" calcext:value-type="float">
            <text:p>80.3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7576" calcext:value-type="float">
            <text:p>80.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67328" calcext:value-type="float">
            <text:p>79.9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00728" calcext:value-type="float">
            <text:p>80.5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15256" calcext:value-type="float">
            <text:p>80.9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39056" calcext:value-type="float">
            <text:p>80.8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7012" calcext:value-type="float">
            <text:p>80.9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72" calcext:value-type="float">
            <text:p>80.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66488" calcext:value-type="float">
            <text:p>80.8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12336" calcext:value-type="float">
            <text:p>80.4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45408" calcext:value-type="float">
            <text:p>79.8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64992" calcext:value-type="float">
            <text:p>79.5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3276" calcext:value-type="float">
            <text:p>79.2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6408" calcext:value-type="float">
            <text:p>78.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58824" calcext:value-type="float">
            <text:p>77.4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89304" calcext:value-type="float">
            <text:p>77.4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9056" calcext:value-type="float">
            <text:p>77.0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5904" calcext:value-type="float">
            <text:p>76.9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95984" calcext:value-type="float">
            <text:p>77.5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21664" calcext:value-type="float">
            <text:p>77.3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33984" calcext:value-type="float">
            <text:p>76.8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7136" calcext:value-type="float">
            <text:p>76.9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73024" calcext:value-type="float">
            <text:p>76.7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75488" calcext:value-type="float">
            <text:p>76.6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75944" calcext:value-type="float">
            <text:p>77.2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28344" calcext:value-type="float">
            <text:p>77.4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85216" calcext:value-type="float">
            <text:p>76.7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052" calcext:value-type="float">
            <text:p>76.5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41632" calcext:value-type="float">
            <text:p>75.54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87152" calcext:value-type="float">
            <text:p>73.98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76256" calcext:value-type="float">
            <text:p>73.67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6244" calcext:value-type="float">
            <text:p>72.86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8896" calcext:value-type="float">
            <text:p>71.93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05952" calcext:value-type="float">
            <text:p>72.00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35392" calcext:value-type="float">
            <text:p>71.33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5556" calcext:value-type="float">
            <text:p>71.1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99072" calcext:value-type="float">
            <text:p>70.29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0776" calcext:value-type="float">
            <text:p>69.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95696" calcext:value-type="float">
            <text:p>69.19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63536" calcext:value-type="float">
            <text:p>70.96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01736" calcext:value-type="float">
            <text:p>71.80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01736" calcext:value-type="float">
            <text:p>71.80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01736" calcext:value-type="float">
            <text:p>71.80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01736" calcext:value-type="float">
            <text:p>71.80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86368" calcext:value-type="float">
            <text:p>72.28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5096" calcext:value-type="float">
            <text:p>72.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95384" calcext:value-type="float">
            <text:p>72.79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52584" calcext:value-type="float">
            <text:p>73.25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6928" calcext:value-type="float">
            <text:p>72.9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2" calcext:value-type="float">
            <text:p>73.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26904" calcext:value-type="float">
            <text:p>73.52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84688" calcext:value-type="float">
            <text:p>74.08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65688" calcext:value-type="float">
            <text:p>74.46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92408" calcext:value-type="float">
            <text:p>74.89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06224" calcext:value-type="float">
            <text:p>75.70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7516" calcext:value-type="float">
            <text:p>75.57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80088" calcext:value-type="float">
            <text:p>75.38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11152" calcext:value-type="float">
            <text:p>75.51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8808" calcext:value-type="float">
            <text:p>76.5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4776" calcext:value-type="float">
            <text:p>77.0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92936" calcext:value-type="float">
            <text:p>77.5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73696" calcext:value-type="float">
            <text:p>83.6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96328" calcext:value-type="float">
            <text:p>83.3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3352" calcext:value-type="float">
            <text:p>81.6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56504" calcext:value-type="float">
            <text:p>81.7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912" calcext:value-type="float">
            <text:p>81.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05472" calcext:value-type="float">
            <text:p>83.4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9704" calcext:value-type="float">
            <text:p>82.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7908" calcext:value-type="float">
            <text:p>84.0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15256" calcext:value-type="float">
            <text:p>80.9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15384" calcext:value-type="float">
            <text:p>80.4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9184" calcext:value-type="float">
            <text:p>79.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7824" calcext:value-type="float">
            <text:p>77.0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572" calcext:value-type="float">
            <text:p>76.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9704" calcext:value-type="float">
            <text:p>76.8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3336" calcext:value-type="float">
            <text:p>76.9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668" calcext:value-type="float">
            <text:p>77.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78024" calcext:value-type="float">
            <text:p>78.6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88792" calcext:value-type="float">
            <text:p>79.4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5488" calcext:value-type="float">
            <text:p>80.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8968" calcext:value-type="float">
            <text:p>81.6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37832" calcext:value-type="float">
            <text:p>83.2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84464" calcext:value-type="float">
            <text:p>84.4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33688" calcext:value-type="float">
            <text:p>85.1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70664" calcext:value-type="float">
            <text:p>88.3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59056" calcext:value-type="float">
            <text:p>88.4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018" calcext:value-type="float">
            <text:p>90.6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3708" calcext:value-type="float">
            <text:p>90.9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14576" calcext:value-type="float">
            <text:p>90.7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96488" calcext:value-type="float">
            <text:p>92.29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54784" calcext:value-type="float">
            <text:p>90.8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5612" calcext:value-type="float">
            <text:p>83.2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2524" calcext:value-type="float">
            <text:p>80.0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7516" calcext:value-type="float">
            <text:p>75.57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12832" calcext:value-type="float">
            <text:p>73.71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79304" calcext:value-type="float">
            <text:p>73.67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60048" calcext:value-type="float">
            <text:p>75.06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45464" calcext:value-type="float">
            <text:p>77.2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45664" calcext:value-type="float">
            <text:p>78.8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3922</text:p>
          </table:table-cell>
          <table:table-cell office:value-type="string" calcext:value-type="string">
            <text:p>Kerr Holliman recorder</text:p>
          </table:table-cell>
          <table:table-cell office:value-type="string" calcext:value-type="string">
            <text:p>200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96456" calcext:value-type="float">
            <text:p>82.8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68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346" meta:object-count="0"/>
    <meta:user-defined meta:name="AppVersion">3.0</meta:user-defined>
  </office:meta>
</office:document-meta>
</file>